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107cm" fo:margin-left="1.251cm" table:align="left"/>
    </style:style>
    <style:style style:name="Table1.A" style:family="table-column">
      <style:table-column-properties style:column-width="5.279cm"/>
    </style:style>
    <style:style style:name="Table1.B" style:family="table-column">
      <style:table-column-properties style:column-width="0.423cm"/>
    </style:style>
    <style:style style:name="Table1.C" style:family="table-column">
      <style:table-column-properties style:column-width="7.405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5.355cm" fo:margin-left="2.501cm" table:align="left"/>
    </style:style>
    <style:style style:name="Table2.A" style:family="table-column">
      <style:table-column-properties style:column-width="0.697cm"/>
    </style:style>
    <style:style style:name="Table2.B" style:family="table-column">
      <style:table-column-properties style:column-width="0.882cm"/>
    </style:style>
    <style:style style:name="Table2.C" style:family="table-column">
      <style:table-column-properties style:column-width="0.751cm"/>
    </style:style>
    <style:style style:name="Table2.D" style:family="table-column">
      <style:table-column-properties style:column-width="0.353cm"/>
    </style:style>
    <style:style style:name="Table2.E" style:family="table-column">
      <style:table-column-properties style:column-width="0.908cm"/>
    </style:style>
    <style:style style:name="Table2.F" style:family="table-column">
      <style:table-column-properties style:column-width="1.411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634cm" fo:margin-left="2.501cm" table:align="left"/>
    </style:style>
    <style:style style:name="Table3.A" style:family="table-column">
      <style:table-column-properties style:column-width="0.697cm"/>
    </style:style>
    <style:style style:name="Table3.B" style:family="table-column">
      <style:table-column-properties style:column-width="0.573cm"/>
    </style:style>
    <style:style style:name="Table3.C" style:family="table-column">
      <style:table-column-properties style:column-width="0.353cm"/>
    </style:style>
    <style:style style:name="Table3.D" style:family="table-column">
      <style:table-column-properties style:column-width="0.882cm"/>
    </style:style>
    <style:style style:name="Table3.E" style:family="table-column">
      <style:table-column-properties style:column-width="0.751cm"/>
    </style:style>
    <style:style style:name="Table3.G" style:family="table-column">
      <style:table-column-properties style:column-width="0.908cm"/>
    </style:style>
    <style:style style:name="Table3.H" style:family="table-column">
      <style:table-column-properties style:column-width="1.411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868cm" fo:margin-left="2.501cm" table:align="left"/>
    </style:style>
    <style:style style:name="Table4.A" style:family="table-column">
      <style:table-column-properties style:column-width="0.591cm"/>
    </style:style>
    <style:style style:name="Table4.B" style:family="table-column">
      <style:table-column-properties style:column-width="1.767cm"/>
    </style:style>
    <style:style style:name="Table4.C" style:family="table-column">
      <style:table-column-properties style:column-width="0.485cm"/>
    </style:style>
    <style:style style:name="Table4.D" style:family="table-column">
      <style:table-column-properties style:column-width="0.353cm"/>
    </style:style>
    <style:style style:name="Table4.E" style:family="table-column">
      <style:table-column-properties style:column-width="0.908cm"/>
    </style:style>
    <style:style style:name="Table4.F" style:family="table-column">
      <style:table-column-properties style:column-width="1.411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4.499cm" fo:margin-left="2.501cm" table:align="left"/>
    </style:style>
    <style:style style:name="Table5.A" style:family="table-column">
      <style:table-column-properties style:column-width="5.955cm"/>
    </style:style>
    <style:style style:name="Table5.B" style:family="table-column">
      <style:table-column-properties style:column-width="0.265cm"/>
    </style:style>
    <style:style style:name="Table5.C" style:family="table-column">
      <style:table-column-properties style:column-width="8.28cm"/>
    </style:style>
    <style:style style:name="Table5.A1" style:family="table-cell">
      <style:table-cell-properties style:vertical-align="middle" fo:padding="0.053cm" fo:border="none"/>
    </style:style>
    <style:style style:name="Table6" style:family="table">
      <style:table-properties style:width="14.499cm" fo:margin-left="2.501cm" table:align="left"/>
    </style:style>
    <style:style style:name="Table6.A" style:family="table-column">
      <style:table-column-properties style:column-width="4.54cm"/>
    </style:style>
    <style:style style:name="Table6.B" style:family="table-column">
      <style:table-column-properties style:column-width="0.265cm"/>
    </style:style>
    <style:style style:name="Table6.C" style:family="table-column">
      <style:table-column-properties style:column-width="9.694cm"/>
    </style:style>
    <style:style style:name="Table6.A1" style:family="table-cell">
      <style:table-cell-properties style:vertical-align="middle" fo:padding="0.053cm" fo:border="none"/>
    </style:style>
    <style:style style:name="Table7" style:family="table">
      <style:table-properties style:width="14.499cm" fo:margin-left="2.501cm" table:align="left"/>
    </style:style>
    <style:style style:name="Table7.A" style:family="table-column">
      <style:table-column-properties style:column-width="3.399cm"/>
    </style:style>
    <style:style style:name="Table7.B" style:family="table-column">
      <style:table-column-properties style:column-width="0.476cm"/>
    </style:style>
    <style:style style:name="Table7.C" style:family="table-column">
      <style:table-column-properties style:column-width="10.624cm"/>
    </style:style>
    <style:style style:name="Table7.A1" style:family="table-cell">
      <style:table-cell-properties style:vertical-align="middle" fo:padding="0.053cm" fo:border="none"/>
    </style:style>
    <style:style style:name="Table8" style:family="table">
      <style:table-properties style:width="5.796cm" fo:margin-left="1.251cm" table:align="left"/>
    </style:style>
    <style:style style:name="Table8.A" style:family="table-column">
      <style:table-column-properties style:column-width="0.75cm"/>
    </style:style>
    <style:style style:name="Table8.B" style:family="table-column">
      <style:table-column-properties style:column-width="0.538cm"/>
    </style:style>
    <style:style style:name="Table8.C" style:family="table-column">
      <style:table-column-properties style:column-width="1.344cm"/>
    </style:style>
    <style:style style:name="Table8.D" style:family="table-column">
      <style:table-column-properties style:column-width="3.164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14.499cm" fo:margin-left="2.501cm" table:align="left"/>
    </style:style>
    <style:style style:name="Table9.A" style:family="table-column">
      <style:table-column-properties style:column-width="3.237cm"/>
    </style:style>
    <style:style style:name="Table9.B" style:family="table-column">
      <style:table-column-properties style:column-width="0.265cm"/>
    </style:style>
    <style:style style:name="Table9.C" style:family="table-column">
      <style:table-column-properties style:column-width="10.998cm"/>
    </style:style>
    <style:style style:name="Table9.A1" style:family="table-cell">
      <style:table-cell-properties style:vertical-align="middle" fo:padding="0.053cm" fo:border="none"/>
    </style:style>
    <style:style style:name="Table10" style:family="table">
      <style:table-properties style:width="10.892cm" table:align="left"/>
    </style:style>
    <style:style style:name="Table10.A" style:family="table-column">
      <style:table-column-properties style:column-width="1.88cm"/>
    </style:style>
    <style:style style:name="Table10.B" style:family="table-column">
      <style:table-column-properties style:column-width="0.476cm"/>
    </style:style>
    <style:style style:name="Table10.C" style:family="table-column">
      <style:table-column-properties style:column-width="8.535cm"/>
    </style:style>
    <style:style style:name="Table10.A1" style:family="table-cell">
      <style:table-cell-properties style:vertical-align="middle" fo:padding="0.053cm" fo:border="none"/>
    </style:style>
    <style:style style:name="Table11" style:family="table">
      <style:table-properties style:width="10.892cm" table:align="left"/>
    </style:style>
    <style:style style:name="Table11.A" style:family="table-column">
      <style:table-column-properties style:column-width="1.739cm"/>
    </style:style>
    <style:style style:name="Table11.B" style:family="table-column">
      <style:table-column-properties style:column-width="0.476cm"/>
    </style:style>
    <style:style style:name="Table11.C" style:family="table-column">
      <style:table-column-properties style:column-width="8.677cm"/>
    </style:style>
    <style:style style:name="Table11.A1" style:family="table-cell">
      <style:table-cell-properties style:vertical-align="middle" fo:padding="0.053cm" fo:border="none"/>
    </style:style>
    <style:style style:name="Table12" style:family="table">
      <style:table-properties style:width="10.892cm" table:align="left"/>
    </style:style>
    <style:style style:name="Table12.A" style:family="table-column">
      <style:table-column-properties style:column-width="2.896cm"/>
    </style:style>
    <style:style style:name="Table12.B" style:family="table-column">
      <style:table-column-properties style:column-width="0.476cm"/>
    </style:style>
    <style:style style:name="Table12.C" style:family="table-column">
      <style:table-column-properties style:column-width="7.519cm"/>
    </style:style>
    <style:style style:name="Table12.A1" style:family="table-cell">
      <style:table-cell-properties style:vertical-align="middle" fo:padding="0.053cm" fo:border="none"/>
    </style:style>
    <style:style style:name="Table10" style:family="table">
      <style:table-properties style:width="10.892cm" table:align="left"/>
    </style:style>
    <style:style style:name="Table10.A" style:family="table-column">
      <style:table-column-properties style:column-width="1.88cm"/>
    </style:style>
    <style:style style:name="Table10.B" style:family="table-column">
      <style:table-column-properties style:column-width="0.476cm"/>
    </style:style>
    <style:style style:name="Table10.C" style:family="table-column">
      <style:table-column-properties style:column-width="8.535cm"/>
    </style:style>
    <style:style style:name="Table10.A1" style:family="table-cell">
      <style:table-cell-properties style:vertical-align="middle" fo:padding="0.053cm" fo:border="none"/>
    </style:style>
    <style:style style:name="Table11" style:family="table">
      <style:table-properties style:width="10.892cm" table:align="left"/>
    </style:style>
    <style:style style:name="Table11.A" style:family="table-column">
      <style:table-column-properties style:column-width="1.739cm"/>
    </style:style>
    <style:style style:name="Table11.B" style:family="table-column">
      <style:table-column-properties style:column-width="0.476cm"/>
    </style:style>
    <style:style style:name="Table11.C" style:family="table-column">
      <style:table-column-properties style:column-width="8.677cm"/>
    </style:style>
    <style:style style:name="Table11.A1" style:family="table-cell">
      <style:table-cell-properties style:vertical-align="middle" fo:padding="0.053cm" fo:border="none"/>
    </style:style>
    <style:style style:name="Table12" style:family="table">
      <style:table-properties style:width="10.892cm" table:align="left"/>
    </style:style>
    <style:style style:name="Table12.A" style:family="table-column">
      <style:table-column-properties style:column-width="2.896cm"/>
    </style:style>
    <style:style style:name="Table12.B" style:family="table-column">
      <style:table-column-properties style:column-width="0.476cm"/>
    </style:style>
    <style:style style:name="Table12.C" style:family="table-column">
      <style:table-column-properties style:column-width="7.519cm"/>
    </style:style>
    <style:style style:name="Table12.A1" style:family="table-cell">
      <style:table-cell-properties style:vertical-align="middle" fo:padding="0.053cm" fo:border="non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Preformatted_20_Text" style:list-style-name="L6"/>
    <style:style style:name="P12" style:family="paragraph" style:parent-style-name="Preformatted_20_Text" style:list-style-name="L6">
      <style:paragraph-properties fo:margin-top="0cm" fo:margin-bottom="0.499cm" style:contextual-spacing="false"/>
    </style:style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Preformatted_20_Text" style:list-style-name="L8"/>
    <style:style style:name="P16" style:family="paragraph" style:parent-style-name="Preformatted_20_Text" style:list-style-name="L8">
      <style:paragraph-properties fo:margin-top="0cm" fo:margin-bottom="0.499cm" style:contextual-spacing="false"/>
    </style:style>
    <style:style style:name="P17" style:family="paragraph" style:parent-style-name="Preformatted_20_Text" style:list-style-name="L9"/>
    <style:style style:name="P18" style:family="paragraph" style:parent-style-name="Preformatted_20_Text" style:list-style-name="L9">
      <style:paragraph-properties fo:margin-top="0cm" fo:margin-bottom="0.499cm" style:contextual-spacing="false"/>
    </style:style>
    <style:style style:name="P19" style:family="paragraph" style:parent-style-name="Preformatted_20_Text" style:list-style-name="L10"/>
    <style:style style:name="P20" style:family="paragraph" style:parent-style-name="Preformatted_20_Text" style:list-style-name="L10">
      <style:paragraph-properties fo:margin-top="0cm" fo:margin-bottom="0.499cm" style:contextual-spacing="false"/>
    </style:style>
    <style:style style:name="P21" style:family="paragraph" style:parent-style-name="Preformatted_20_Text" style:list-style-name="L11"/>
    <style:style style:name="P22" style:family="paragraph" style:parent-style-name="Preformatted_20_Text" style:list-style-name="L11">
      <style:paragraph-properties fo:margin-top="0cm" fo:margin-bottom="0.499cm" style:contextual-spacing="false"/>
    </style:style>
    <style:style style:name="P23" style:family="paragraph" style:parent-style-name="Preformatted_20_Text" style:list-style-name="L12"/>
    <style:style style:name="P24" style:family="paragraph" style:parent-style-name="Preformatted_20_Text" style:list-style-name="L12">
      <style:paragraph-properties fo:margin-top="0cm" fo:margin-bottom="0.499cm" style:contextual-spacing="false"/>
    </style:style>
    <style:style style:name="P25" style:family="paragraph" style:parent-style-name="Preformatted_20_Text" style:list-style-name="L13"/>
    <style:style style:name="P26" style:family="paragraph" style:parent-style-name="Preformatted_20_Text" style:list-style-name="L13">
      <style:paragraph-properties fo:margin-top="0cm" fo:margin-bottom="0.499cm" style:contextual-spacing="false"/>
    </style:style>
    <style:style style:name="P27" style:family="paragraph" style:parent-style-name="Preformatted_20_Text" style:list-style-name="L14"/>
    <style:style style:name="P28" style:family="paragraph" style:parent-style-name="Preformatted_20_Text" style:list-style-name="L14">
      <style:paragraph-properties fo:margin-top="0cm" fo:margin-bottom="0.499cm" style:contextual-spacing="false"/>
    </style:style>
    <style:style style:name="P29" style:family="paragraph" style:parent-style-name="Preformatted_20_Text" style:list-style-name="L15"/>
    <style:style style:name="P30" style:family="paragraph" style:parent-style-name="Preformatted_20_Text" style:list-style-name="L15">
      <style:paragraph-properties fo:margin-top="0cm" fo:margin-bottom="0.499cm" style:contextual-spacing="false"/>
    </style:style>
    <style:style style:name="P31" style:family="paragraph" style:parent-style-name="Preformatted_20_Text" style:list-style-name="L16"/>
    <style:style style:name="P32" style:family="paragraph" style:parent-style-name="Preformatted_20_Text" style:list-style-name="L16">
      <style:paragraph-properties fo:margin-top="0cm" fo:margin-bottom="0.499cm" style:contextual-spacing="false"/>
    </style:style>
    <style:style style:name="P33" style:family="paragraph" style:parent-style-name="Preformatted_20_Text" style:list-style-name="L17"/>
    <style:style style:name="P34" style:family="paragraph" style:parent-style-name="Preformatted_20_Text" style:list-style-name="L17">
      <style:paragraph-properties fo:margin-top="0cm" fo:margin-bottom="0.499cm" style:contextual-spacing="false"/>
    </style:style>
    <style:style style:name="P35" style:family="paragraph" style:parent-style-name="Preformatted_20_Text" style:list-style-name="L18"/>
    <style:style style:name="P36" style:family="paragraph" style:parent-style-name="Preformatted_20_Text" style:list-style-name="L18">
      <style:paragraph-properties fo:margin-top="0cm" fo:margin-bottom="0.499cm" style:contextual-spacing="false"/>
    </style:style>
    <style:style style:name="P37" style:family="paragraph" style:parent-style-name="Standard">
      <style:paragraph-properties fo:margin-top="0cm" fo:margin-bottom="0.499cm" style:contextual-spacing="false"/>
    </style:style>
    <style:style style:name="P38" style:family="paragraph" style:parent-style-name="Table_20_Contents">
      <style:text-properties style:text-position="-8% 80%" fo:font-style="italic"/>
    </style:style>
    <style:style style:name="P39" style:family="paragraph" style:parent-style-name="Table_20_Contents">
      <style:text-properties fo:font-style="italic"/>
    </style:style>
    <style:style style:name="P40" style:family="paragraph" style:parent-style-name="Table_20_Contents">
      <style:text-properties style:text-position="33% 80%" fo:font-style="italic"/>
    </style:style>
    <style:style style:name="P41" style:family="paragraph" style:parent-style-name="Table_20_Contents">
      <style:text-properties fo:font-size="2pt" style:font-size-asian="2pt" style:font-size-complex="2pt"/>
    </style:style>
    <style:style style:name="P42" style:family="paragraph" style:parent-style-name="Text_20_body">
      <style:paragraph-properties fo:margin-top="0cm" fo:margin-bottom="0cm" style:contextual-spacing="false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paragraph-properties fo:margin-top="0cm" fo:margin-bottom="0cm" style:contextual-spacing="false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paragraph-properties fo:margin-top="0cm" fo:margin-bottom="0cm" style:contextual-spacing="false"/>
    </style:style>
    <style:style style:name="P47" style:family="paragraph" style:parent-style-name="Text_20_body" style:list-style-name="L3"/>
    <style:style style:name="P48" style:family="paragraph" style:parent-style-name="Text_20_body" style:list-style-name="L3">
      <style:paragraph-properties fo:margin-top="0cm" fo:margin-bottom="0cm" style:contextual-spacing="false"/>
    </style:style>
    <style:style style:name="P49" style:family="paragraph" style:parent-style-name="Text_20_body" style:list-style-name="L4"/>
    <style:style style:name="P50" style:family="paragraph" style:parent-style-name="Text_20_body" style:list-style-name="L4">
      <style:paragraph-properties fo:margin-top="0cm" fo:margin-bottom="0cm" style:contextual-spacing="false"/>
    </style:style>
    <style:style style:name="P51" style:family="paragraph" style:parent-style-name="Text_20_body" style:list-style-name="L5"/>
    <style:style style:name="P52" style:family="paragraph" style:parent-style-name="Text_20_body" style:list-style-name="L5">
      <style:paragraph-properties fo:margin-top="0cm" fo:margin-bottom="0cm" style:contextual-spacing="false"/>
    </style:style>
    <style:style style:name="P53" style:family="paragraph" style:parent-style-name="Text_20_body" style:list-style-name="L6"/>
    <style:style style:name="P54" style:family="paragraph" style:parent-style-name="Text_20_body" style:list-style-name="L6">
      <style:paragraph-properties fo:margin-top="0cm" fo:margin-bottom="0cm" style:contextual-spacing="false"/>
    </style:style>
    <style:style style:name="P55" style:family="paragraph" style:parent-style-name="Text_20_body" style:list-style-name="L7"/>
    <style:style style:name="P56" style:family="paragraph" style:parent-style-name="Text_20_body" style:list-style-name="L7">
      <style:paragraph-properties fo:margin-top="0cm" fo:margin-bottom="0cm" style:contextual-spacing="false"/>
    </style:style>
    <style:style style:name="P57" style:family="paragraph" style:parent-style-name="Text_20_body" style:list-style-name="L8"/>
    <style:style style:name="P58" style:family="paragraph" style:parent-style-name="Text_20_body" style:list-style-name="L8">
      <style:paragraph-properties fo:margin-top="0cm" fo:margin-bottom="0cm" style:contextual-spacing="false"/>
    </style:style>
    <style:style style:name="P59" style:family="paragraph" style:parent-style-name="Text_20_body" style:list-style-name="L9"/>
    <style:style style:name="P60" style:family="paragraph" style:parent-style-name="Text_20_body" style:list-style-name="L9">
      <style:paragraph-properties fo:margin-top="0cm" fo:margin-bottom="0cm" style:contextual-spacing="false"/>
    </style:style>
    <style:style style:name="P61" style:family="paragraph" style:parent-style-name="Text_20_body" style:list-style-name="L10"/>
    <style:style style:name="P62" style:family="paragraph" style:parent-style-name="Text_20_body" style:list-style-name="L10">
      <style:paragraph-properties fo:margin-top="0cm" fo:margin-bottom="0cm" style:contextual-spacing="false"/>
    </style:style>
    <style:style style:name="P63" style:family="paragraph" style:parent-style-name="Text_20_body" style:list-style-name="L11"/>
    <style:style style:name="P64" style:family="paragraph" style:parent-style-name="Text_20_body" style:list-style-name="L11">
      <style:paragraph-properties fo:margin-top="0cm" fo:margin-bottom="0cm" style:contextual-spacing="false"/>
    </style:style>
    <style:style style:name="P65" style:family="paragraph" style:parent-style-name="Text_20_body" style:list-style-name="L12"/>
    <style:style style:name="P66" style:family="paragraph" style:parent-style-name="Text_20_body" style:list-style-name="L12">
      <style:paragraph-properties fo:margin-top="0cm" fo:margin-bottom="0cm" style:contextual-spacing="false"/>
    </style:style>
    <style:style style:name="P67" style:family="paragraph" style:parent-style-name="Text_20_body" style:list-style-name="L13"/>
    <style:style style:name="P68" style:family="paragraph" style:parent-style-name="Text_20_body" style:list-style-name="L13">
      <style:paragraph-properties fo:margin-top="0cm" fo:margin-bottom="0cm" style:contextual-spacing="false"/>
    </style:style>
    <style:style style:name="P69" style:family="paragraph" style:parent-style-name="Text_20_body" style:list-style-name="L14"/>
    <style:style style:name="P70" style:family="paragraph" style:parent-style-name="Text_20_body" style:list-style-name="L14">
      <style:paragraph-properties fo:margin-top="0cm" fo:margin-bottom="0cm" style:contextual-spacing="false"/>
    </style:style>
    <style:style style:name="P71" style:family="paragraph" style:parent-style-name="Text_20_body" style:list-style-name="L15"/>
    <style:style style:name="P72" style:family="paragraph" style:parent-style-name="Text_20_body" style:list-style-name="L15">
      <style:paragraph-properties fo:margin-top="0cm" fo:margin-bottom="0cm" style:contextual-spacing="false"/>
    </style:style>
    <style:style style:name="P73" style:family="paragraph" style:parent-style-name="Text_20_body" style:list-style-name="L16"/>
    <style:style style:name="P74" style:family="paragraph" style:parent-style-name="Text_20_body" style:list-style-name="L16">
      <style:paragraph-properties fo:margin-top="0cm" fo:margin-bottom="0cm" style:contextual-spacing="false"/>
    </style:style>
    <style:style style:name="P75" style:family="paragraph" style:parent-style-name="Text_20_body" style:list-style-name="L17"/>
    <style:style style:name="P76" style:family="paragraph" style:parent-style-name="Text_20_body" style:list-style-name="L17">
      <style:paragraph-properties fo:margin-top="0cm" fo:margin-bottom="0cm" style:contextual-spacing="false"/>
    </style:style>
    <style:style style:name="P77" style:family="paragraph" style:parent-style-name="Text_20_body" style:list-style-name="L18"/>
    <style:style style:name="P78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style:style style:name="T4" style:family="text">
      <style:text-properties fo:font-style="italic"/>
    </style:style>
    <style:style style:name="T5" style:family="text">
      <style:text-properties style:text-position="33% 80%"/>
    </style:style>
    <style:style style:name="T6" style:family="text">
      <style:text-properties style:text-position="-8% 80%" fo:font-style="italic"/>
    </style:style>
    <style:style style:name="T7" style:family="text">
      <style:text-properties fo:font-size="10pt"/>
    </style:style>
    <style:style style:name="T8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">Statistics &amp; Clustering</text:span> </text:p>
      <text:p text:style-name="Horizontal_20_Line"/>
      <text:p text:style-name="P42"/>
      <text:p text:style-name="Text_20_body"><text:bookmark text:name="stats_fns"/><text:span text:style-name="T1">mean, median, stddev, var, range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T1">mean( V )</text:span> <text:line-break/><text:span text:style-name="T1">mean( M )</text:span> <text:line-break/><text:span text:style-name="T1">mean( M, dim )</text:span> <text:line-break/><text:span text:style-name="T1">mean( Q )</text:span> <text:line-break/><text:span text:style-name="T1">mean( Q, dim )</text:span> </text:p>
          </table:table-cell>
          <table:table-cell table:style-name="Table1.A1" office:value-type="string">
            <text:p text:style-name="Table_20_Contents">    </text:p>
          </table:table-cell>
          <table:table-cell table:style-name="Table1.A1" office:value-type="string">
            <text:p text:style-name="Table_20_Contents">⎫ <text:line-break/>⎪ <text:line-break/>⎬  mean (average value)<text:line-break/>⎪ <text:line-break/>⎭  </text:p>
          </table:table-cell>
        </table:table-row>
        <table:table-row>
          <table:table-cell table:style-name="Table1.A1" office:value-type="string">
            <text:p text:style-name="Table_20_Contents"><text:span text:style-name="T1">median( V )</text:span> <text:line-break/><text:span text:style-name="T1">median( M )</text:span> <text:line-break/><text:span text:style-name="T1">median( M, dim )</text:span> </text:p>
          </table:table-cell>
          <table:table-cell table:style-name="Table1.A1" office:value-type="string">
            <text:p text:style-name="Table_20_Contents">    </text:p>
          </table:table-cell>
          <table:table-cell table:style-name="Table1.A1" office:value-type="string">
            <text:p text:style-name="Table_20_Contents">⎫ <text:line-break/>⎬  median<text:line-break/>⎭  </text:p>
          </table:table-cell>
        </table:table-row>
        <table:table-row>
          <table:table-cell table:style-name="Table1.A1" office:value-type="string">
            <text:p text:style-name="Table_20_Contents"><text:span text:style-name="T1">stddev( V )</text:span> <text:line-break/><text:span text:style-name="T1">stddev( V, norm_type )</text:span> <text:line-break/><text:span text:style-name="T1">stddev( M )</text:span> <text:line-break/><text:span text:style-name="T1">stddev( M, norm_type )</text:span> <text:line-break/><text:span text:style-name="T1">stddev( M, norm_type, dim )</text:span> </text:p>
          </table:table-cell>
          <table:table-cell table:style-name="Table1.A1" office:value-type="string">
            <text:p text:style-name="Table_20_Contents">    </text:p>
          </table:table-cell>
          <table:table-cell table:style-name="Table1.A1" office:value-type="string">
            <text:p text:style-name="Table_20_Contents">⎫ <text:line-break/>⎪ <text:line-break/>⎬  standard deviation<text:line-break/>⎪ <text:line-break/>⎭  </text:p>
          </table:table-cell>
        </table:table-row>
        <table:table-row>
          <table:table-cell table:style-name="Table1.A1" office:value-type="string">
            <text:p text:style-name="Table_20_Contents"><text:span text:style-name="T1">var( V )</text:span> <text:line-break/><text:span text:style-name="T1">var( V, norm_type )</text:span> <text:line-break/><text:span text:style-name="T1">var( M )</text:span> <text:line-break/><text:span text:style-name="T1">var( M, norm_type )</text:span> <text:line-break/><text:span text:style-name="T1">var( M, norm_type, dim )</text:span> </text:p>
          </table:table-cell>
          <table:table-cell table:style-name="Table1.A1" office:value-type="string">
            <text:p text:style-name="Table_20_Contents">    </text:p>
          </table:table-cell>
          <table:table-cell table:style-name="Table1.A1" office:value-type="string">
            <text:p text:style-name="Table_20_Contents">⎫ <text:line-break/>⎪ <text:line-break/>⎬  variance<text:line-break/>⎪ <text:line-break/>⎭  </text:p>
          </table:table-cell>
        </table:table-row>
        <table:table-row>
          <table:table-cell table:style-name="Table1.A1" office:value-type="string">
            <text:p text:style-name="Table_20_Contents"><text:span text:style-name="T1">range( V )</text:span> <text:line-break/><text:span text:style-name="T1">range( M )</text:span> <text:line-break/><text:span text:style-name="T1">range( M, dim )</text:span> </text:p>
          </table:table-cell>
          <table:table-cell table:style-name="Table1.A1" office:value-type="string">
            <text:p text:style-name="Table_20_Contents">    </text:p>
          </table:table-cell>
          <table:table-cell table:style-name="Table1.A1" office:value-type="string">
            <text:p text:style-name="Table_20_Contents">⎫ <text:line-break/>⎬  range (difference between max and min)<text:line-break/>⎭  </text:p>
          </table:table-cell>
        </table:table-row>
      </table:table>
      <text:list xml:id="list3550489696" text:style-name="L1">
        <text:list-item>
          <text:p text:style-name="P44">For vector <text:span text:style-name="T4">V</text:span>, return the statistic calculated using all the elements of the vector </text:p>
        </text:list-item>
        <text:list-item>
          <text:p text:style-name="P44">For matrix <text:span text:style-name="T4">M</text:span>, find the statistic for each column (<text:span text:style-name="T4">dim = 0</text:span>), or each row (<text:span text:style-name="T4">dim = 1</text:span>) </text:p>
        </text:list-item>
        <text:list-item>
          <text:p text:style-name="P44">For cube <text:span text:style-name="T4">Q</text:span>, find the statistics of elements along dimension <text:span text:style-name="T4">dim</text:span>, where <text:span text:style-name="T4">dim</text:span> ∈ { 0, 1, 2 } </text:p>
        </text:list-item>
        <text:list-item>
          <text:p text:style-name="P44">The <text:span text:style-name="T4">dim</text:span> argument is optional; by default <text:span text:style-name="T4">dim = 0</text:span> is used </text:p>
        </text:list-item>
        <text:list-item>
          <text:p text:style-name="P44">The <text:span text:style-name="T4">norm_type</text:span> argument is optional; by default <text:span text:style-name="T4">norm_type = 0</text:span> is used </text:p>
        </text:list-item>
        <text:list-item>
          <text:p text:style-name="P44">For the <text:span text:style-name="T4">var()</text:span> and <text:span text:style-name="T4">stddev()</text:span> functions: </text:p>
          <text:list>
            <text:list-item>
              <text:p text:style-name="P44">the default <text:span text:style-name="T4">norm_type = 0</text:span> performs normalisation using <text:span text:style-name="T4">N-1</text:span> (where <text:span text:style-name="T4">N</text:span> is the number of samples), providing the best unbiased estimator </text:p>
            </text:list-item>
            <text:list-item>
              <text:p text:style-name="P44">using <text:span text:style-name="T4">norm_type = 1</text:span> performs normalisation using <text:span text:style-name="T4">N</text:span>, which provides the second moment around the mean </text:p>
            </text:list-item>
          </text:list>
          <text:p text:style-name="P44"/>
        </text:list-item>
        <text:list-item>
          <text:p text:style-name="P44"><text:span text:style-name="T1">Caveat:</text:span> to obtain statistics for an integer vector or matrix (eg. <text:a xlink:type="simple" xlink:href="https://arma.sourceforge.net/docs.html#Col" text:style-name="Internet_20_link" text:visited-style-name="Visited_20_Internet_20_Link">uvec</text:a>, <text:a xlink:type="simple" xlink:href="https://arma.sourceforge.net/docs.html#Col" text:style-name="Internet_20_link" text:visited-style-name="Visited_20_Internet_20_Link">ivec</text:a>), first use the <text:a xlink:type="simple" xlink:href="https://arma.sourceforge.net/docs.html#conv_to" text:style-name="Internet_20_link" text:visited-style-name="Visited_20_Internet_20_Link">conv_to()</text:a> function to obtain a floating point representation (eg. <text:a xlink:type="simple" xlink:href="https://arma.sourceforge.net/docs.html#Col" text:style-name="Internet_20_link" text:visited-style-name="Visited_20_Internet_20_Link">vec</text:a>) </text:p>
        </text:list-item>
        <text:list-item>
          <text:p text:style-name="P43">Examples: </text:p>
          <text:list>
            <text:list-header>
              <text:p text:style-name="P1">mat A(5, 5, fill::randu);</text:p>
              <text:p text:style-name="P1"/>
              <text:p text:style-name="P1">mat B <text:s text:c="3"/>= mean(A);</text:p>
              <text:p text:style-name="P1">mat C <text:s text:c="3"/>= var(A);</text:p>
              <text:p text:style-name="P1">double m = mean(mean(A));</text:p>
              <text:p text:style-name="P1"/>
              <text:p text:style-name="P1">vec v(5, fill::randu);</text:p>
              <text:p text:style-name="P1">double x = var(v);</text:p>
              <text:p text:style-name="P1"/>
              <text:p text:style-name="P1">ivec w = {1, 2, 3, 4}; <text:s/>// integer vector</text:p>
              <text:p text:style-name="P2"><text:soft-page-break/>double y = mean( conv_to&lt;vec&gt;::from(w) );</text:p>
            </text:list-header>
          </text:list>
          <text:p text:style-name="P44"/>
        </text:list-item>
        <text:list-item>
          <text:p text:style-name="P44">See also: </text:p>
          <text:list>
            <text:list-item>
              <text:p text:style-name="P44"><text:a xlink:type="simple" xlink:href="https://arma.sourceforge.net/docs.html#cov" text:style-name="Internet_20_link" text:visited-style-name="Visited_20_Internet_20_Link">cov()</text:a> </text:p>
            </text:list-item>
            <text:list-item>
              <text:p text:style-name="P44"><text:a xlink:type="simple" xlink:href="https://arma.sourceforge.net/docs.html#cor" text:style-name="Internet_20_link" text:visited-style-name="Visited_20_Internet_20_Link">cor()</text:a> </text:p>
            </text:list-item>
            <text:list-item>
              <text:p text:style-name="P44"><text:a xlink:type="simple" xlink:href="https://arma.sourceforge.net/docs.html#hist" text:style-name="Internet_20_link" text:visited-style-name="Visited_20_Internet_20_Link">hist()</text:a> </text:p>
            </text:list-item>
            <text:list-item>
              <text:p text:style-name="P44"><text:a xlink:type="simple" xlink:href="https://arma.sourceforge.net/docs.html#histc" text:style-name="Internet_20_link" text:visited-style-name="Visited_20_Internet_20_Link">histc()</text:a> </text:p>
            </text:list-item>
            <text:list-item>
              <text:p text:style-name="P44"><text:a xlink:type="simple" xlink:href="https://arma.sourceforge.net/docs.html#quantile" text:style-name="Internet_20_link" text:visited-style-name="Visited_20_Internet_20_Link">quantile()</text:a> </text:p>
            </text:list-item>
            <text:list-item>
              <text:p text:style-name="P44"><text:a xlink:type="simple" xlink:href="https://arma.sourceforge.net/docs.html#normpdf" text:style-name="Internet_20_link" text:visited-style-name="Visited_20_Internet_20_Link">normpdf()</text:a> </text:p>
            </text:list-item>
            <text:list-item>
              <text:p text:style-name="P44"><text:a xlink:type="simple" xlink:href="https://arma.sourceforge.net/docs.html#min_and_max" text:style-name="Internet_20_link" text:visited-style-name="Visited_20_Internet_20_Link">min() &amp; max()</text:a> </text:p>
            </text:list-item>
            <text:list-item>
              <text:p text:style-name="P44"><text:a xlink:type="simple" xlink:href="https://arma.sourceforge.net/docs.html#running_stat" text:style-name="Internet_20_link" text:visited-style-name="Visited_20_Internet_20_Link">running_stat</text:a> - class for running statistics of scalars </text:p>
            </text:list-item>
            <text:list-item>
              <text:p text:style-name="P44"><text:a xlink:type="simple" xlink:href="https://arma.sourceforge.net/docs.html#running_stat_vec" text:style-name="Internet_20_link" text:visited-style-name="Visited_20_Internet_20_Link">running_stat_vec</text:a> - class for running statistics of vectors </text:p>
            </text:list-item>
            <text:list-item>
              <text:p text:style-name="P44"><text:a xlink:type="simple" xlink:href="https://arma.sourceforge.net/docs.html#gmm_diag" text:style-name="Internet_20_link" text:visited-style-name="Visited_20_Internet_20_Link">gmm_diag / gmm_full</text:a> - probabilistic clustering and likelihood calculation via Gaussian mixture models </text:p>
            </text:list-item>
            <text:list-item>
              <text:p text:style-name="P44"><text:a xlink:type="simple" xlink:href="https://arma.sourceforge.net/docs.html#kmeans" text:style-name="Internet_20_link" text:visited-style-name="Visited_20_Internet_20_Link">kmeans()</text:a> </text:p>
            </text:list-item>
          </text:list>
          <text:p text:style-name="P43"/>
        </text:list-item>
      </text:list>
      <text:p text:style-name="Horizontal_20_Line"/>
      <text:p text:style-name="P42"/>
      <text:p text:style-name="Text_20_body"><text:bookmark text:name="cov"/><text:span text:style-name="T1">cov( X, Y )</text:span> <text:line-break/><text:span text:style-name="T1">cov( X, Y, norm_type )</text:span> <text:line-break/><text:line-break/><text:span text:style-name="T1">cov( X )</text:span> <text:line-break/><text:span text:style-name="T1">cov( X, norm_type )</text:span> </text:p>
      <text:list xml:id="list2729267114" text:style-name="L2">
        <text:list-item>
          <text:p text:style-name="P46">For two matrix arguments <text:span text:style-name="T4">X</text:span> and <text:span text:style-name="T4">Y</text:span>, if each row of <text:span text:style-name="T4">X</text:span> and <text:span text:style-name="T4">Y</text:span> is an observation and each column is a variable, the <text:span text:style-name="T4">(i,j)</text:span>-th entry of <text:span text:style-name="T4">cov(X,Y)</text:span> is the covariance between the <text:span text:style-name="T4">i</text:span>-th variable in <text:span text:style-name="T4">X</text:span> and the <text:span text:style-name="T4">j</text:span>-th variable in <text:span text:style-name="T4">Y</text:span> </text:p>
        </text:list-item>
        <text:list-item>
          <text:p text:style-name="P46">For vector arguments, the type of vector is ignored and each element in the vector is treated as an observation </text:p>
        </text:list-item>
        <text:list-item>
          <text:p text:style-name="P46">For matrices, <text:span text:style-name="T4">X</text:span> and <text:span text:style-name="T4">Y</text:span> must have the same dimensions </text:p>
        </text:list-item>
        <text:list-item>
          <text:p text:style-name="P46">For vectors, <text:span text:style-name="T4">X</text:span> and <text:span text:style-name="T4">Y</text:span> must have the same number of elements </text:p>
        </text:list-item>
        <text:list-item>
          <text:p text:style-name="P46"><text:span text:style-name="T4">cov(X)</text:span> is equivalent to <text:span text:style-name="T4">cov(X, X)</text:span> </text:p>
        </text:list-item>
        <text:list-item>
          <text:p text:style-name="P46">The <text:span text:style-name="T4">norm_type</text:span> argument is optional; by default <text:span text:style-name="T4">norm_type = 0</text:span> is used </text:p>
        </text:list-item>
        <text:list-item>
          <text:p text:style-name="P46">the <text:span text:style-name="T4">norm_type</text:span> argument controls the type of normalisation used, with <text:span text:style-name="T4">N</text:span> denoting the number of observations: </text:p>
          <text:list>
            <text:list-item>
              <text:p text:style-name="P46">for <text:span text:style-name="T4">norm_type = 0</text:span>, normalisation is done using <text:span text:style-name="T4">N-1</text:span>, providing the best unbiased estimation of the covariance matrix (if the observations are from a normal distribution) </text:p>
            </text:list-item>
            <text:list-item>
              <text:p text:style-name="P46">for <text:span text:style-name="T4">norm_type = 1</text:span>, normalisation is done using <text:span text:style-name="T4">N</text:span>, which provides the second moment matrix of the observations about their mean </text:p>
            </text:list-item>
          </text:list>
          <text:p text:style-name="P46"/>
        </text:list-item>
        <text:list-item>
          <text:p text:style-name="P45">Examples: </text:p>
          <text:list>
            <text:list-header>
              <text:p text:style-name="P3">mat X(4, 5, fill::randu);</text:p>
              <text:p text:style-name="P3">mat Y(4, 5, fill::randu);</text:p>
              <text:p text:style-name="P3"/>
              <text:p text:style-name="P3"><text:soft-page-break/>mat C = cov(X,Y);</text:p>
              <text:p text:style-name="P4">mat D = cov(X,Y, 1);</text:p>
            </text:list-header>
          </text:list>
          <text:p text:style-name="P46"/>
        </text:list-item>
        <text:list-item>
          <text:p text:style-name="P46">See also: </text:p>
          <text:list>
            <text:list-item>
              <text:p text:style-name="P46"><text:a xlink:type="simple" xlink:href="https://arma.sourceforge.net/docs.html#cor" text:style-name="Internet_20_link" text:visited-style-name="Visited_20_Internet_20_Link">cor()</text:a> </text:p>
            </text:list-item>
            <text:list-item>
              <text:p text:style-name="P46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46"><text:a xlink:type="simple" xlink:href="https://arma.sourceforge.net/docs.html#running_stat_vec" text:style-name="Internet_20_link" text:visited-style-name="Visited_20_Internet_20_Link">running_stat_vec</text:a> </text:p>
            </text:list-item>
            <text:list-item>
              <text:p text:style-name="P46"><text:a xlink:type="simple" xlink:href="https://mathworld.wolfram.com/Covariance.html" text:style-name="Internet_20_link" text:visited-style-name="Visited_20_Internet_20_Link">Covariance in MathWorld</text:a> </text:p>
            </text:list-item>
          </text:list>
          <text:p text:style-name="P45"/>
        </text:list-item>
      </text:list>
      <text:p text:style-name="Horizontal_20_Line"/>
      <text:p text:style-name="P42"/>
      <text:p text:style-name="Text_20_body"><text:bookmark text:name="cor"/><text:span text:style-name="T1">cor( X, Y )</text:span> <text:line-break/><text:span text:style-name="T1">cor( X, Y, norm_type )</text:span> <text:line-break/><text:line-break/><text:span text:style-name="T1">cor( X )</text:span> <text:line-break/><text:span text:style-name="T1">cor( X, norm_type )</text:span> </text:p>
      <text:list xml:id="list2738743656" text:style-name="L3">
        <text:list-item>
          <text:p text:style-name="P48">For two matrix arguments <text:span text:style-name="T4">X</text:span> and <text:span text:style-name="T4">Y</text:span>, if each row of <text:span text:style-name="T4">X</text:span> and <text:span text:style-name="T4">Y</text:span> is an observation and each column is a variable, the <text:span text:style-name="T4">(i,j)</text:span>-th entry of <text:span text:style-name="T4">cor(X,Y)</text:span> is the correlation coefficient between the <text:span text:style-name="T4">i</text:span>-th variable in <text:span text:style-name="T4">X</text:span> and the <text:span text:style-name="T4">j</text:span>-th variable in <text:span text:style-name="T4">Y</text:span> </text:p>
        </text:list-item>
        <text:list-item>
          <text:p text:style-name="P48">For vector arguments, the type of vector is ignored and each element in the vector is treated as an observation </text:p>
        </text:list-item>
        <text:list-item>
          <text:p text:style-name="P48">For matrices, <text:span text:style-name="T4">X</text:span> and <text:span text:style-name="T4">Y</text:span> must have the same dimensions </text:p>
        </text:list-item>
        <text:list-item>
          <text:p text:style-name="P48">For vectors, <text:span text:style-name="T4">X</text:span> and <text:span text:style-name="T4">Y</text:span> must have the same number of elements </text:p>
        </text:list-item>
        <text:list-item>
          <text:p text:style-name="P48"><text:span text:style-name="T4">cor(X)</text:span> is equivalent to <text:span text:style-name="T4">cor(X, X)</text:span> </text:p>
        </text:list-item>
        <text:list-item>
          <text:p text:style-name="P48">The <text:span text:style-name="T4">norm_type</text:span> argument is optional; by default <text:span text:style-name="T4">norm_type = 0</text:span> is used </text:p>
        </text:list-item>
        <text:list-item>
          <text:p text:style-name="P48">the <text:span text:style-name="T4">norm_type</text:span> argument controls the type of normalisation used, with <text:span text:style-name="T4">N</text:span> denoting the number of observations: </text:p>
          <text:list>
            <text:list-item>
              <text:p text:style-name="P48">for <text:span text:style-name="T4">norm_type = 0</text:span>, normalisation is done using <text:span text:style-name="T4">N-1</text:span> </text:p>
            </text:list-item>
            <text:list-item>
              <text:p text:style-name="P48">for <text:span text:style-name="T4">norm_type = 1</text:span>, normalisation is done using <text:span text:style-name="T4">N</text:span> </text:p>
            </text:list-item>
          </text:list>
          <text:p text:style-name="P48"/>
        </text:list-item>
        <text:list-item>
          <text:p text:style-name="P47">Examples: </text:p>
          <text:list>
            <text:list-header>
              <text:p text:style-name="P5">mat X(4, 5, fill::randu);</text:p>
              <text:p text:style-name="P5">mat Y(4, 5, fill::randu);</text:p>
              <text:p text:style-name="P5"/>
              <text:p text:style-name="P5">mat R = cor(X,Y);</text:p>
              <text:p text:style-name="P6">mat S = cor(X,Y, 1);</text:p>
            </text:list-header>
          </text:list>
          <text:p text:style-name="P48"/>
        </text:list-item>
        <text:list-item>
          <text:p text:style-name="P48">See also: </text:p>
          <text:list>
            <text:list-item>
              <text:p text:style-name="P48"><text:a xlink:type="simple" xlink:href="https://arma.sourceforge.net/docs.html#cov" text:style-name="Internet_20_link" text:visited-style-name="Visited_20_Internet_20_Link">cov()</text:a> </text:p>
            </text:list-item>
            <text:list-item>
              <text:p text:style-name="P48"><text:a xlink:type="simple" xlink:href="https://arma.sourceforge.net/docs.html#conv" text:style-name="Internet_20_link" text:visited-style-name="Visited_20_Internet_20_Link">conv()</text:a> </text:p>
            </text:list-item>
            <text:list-item>
              <text:p text:style-name="P48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48"><text:a xlink:type="simple" xlink:href="https://arma.sourceforge.net/docs.html#running_stat_vec" text:style-name="Internet_20_link" text:visited-style-name="Visited_20_Internet_20_Link">running_stat_vec</text:a> </text:p>
            </text:list-item>
            <text:list-item>
              <text:p text:style-name="P48"><text:a xlink:type="simple" xlink:href="https://mathworld.wolfram.com/Correlation.html" text:style-name="Internet_20_link" text:visited-style-name="Visited_20_Internet_20_Link">Correlation in MathWorld</text:a> </text:p>
            </text:list-item>
            <text:list-item>
              <text:p text:style-name="P48"><text:a xlink:type="simple" xlink:href="https://mathworld.wolfram.com/Autocorrelation.html" text:style-name="Internet_20_link" text:visited-style-name="Visited_20_Internet_20_Link">Autocorrelation in MathWorld</text:a> </text:p>
            </text:list-item>
          </text:list>
          <text:p text:style-name="P47"><text:soft-page-break/></text:p>
        </text:list-item>
      </text:list>
      <text:p text:style-name="Horizontal_20_Line"/>
      <text:p text:style-name="P42"/>
      <text:p text:style-name="Text_20_body"><text:bookmark text:name="hist"/><text:span text:style-name="T1">hist( V )</text:span> <text:line-break/><text:span text:style-name="T1">hist( V, n_bins )</text:span> <text:line-break/><text:span text:style-name="T1">hist( V, centers )</text:span> <text:line-break/><text:line-break/><text:span text:style-name="T1">hist( X, centers )</text:span> <text:line-break/><text:span text:style-name="T1">hist( X, centers, dim )</text:span> </text:p>
      <text:list xml:id="list3713810498" text:style-name="L4">
        <text:list-item>
          <text:p text:style-name="P50">For vector <text:span text:style-name="T4">V</text:span>, produce an unsigned vector of the same orientation as <text:span text:style-name="T4">V</text:span> (ie. either <text:a xlink:type="simple" xlink:href="https://arma.sourceforge.net/docs.html#Col" text:style-name="Internet_20_link" text:visited-style-name="Visited_20_Internet_20_Link">uvec</text:a> or <text:a xlink:type="simple" xlink:href="https://arma.sourceforge.net/docs.html#Row" text:style-name="Internet_20_link" text:visited-style-name="Visited_20_Internet_20_Link">urowvec</text:a>) that represents a histogram of counts </text:p>
        </text:list-item>
        <text:list-item>
          <text:p text:style-name="P50">For matrix <text:span text:style-name="T4">X</text:span>, produce a <text:a xlink:type="simple" xlink:href="https://arma.sourceforge.net/docs.html#Mat" text:style-name="Internet_20_link" text:visited-style-name="Visited_20_Internet_20_Link">umat</text:a> matrix containing either column histogram counts (for <text:span text:style-name="T4">dim = 0</text:span>, default), or row histogram counts (for <text:span text:style-name="T4">dim = 1</text:span>) </text:p>
        </text:list-item>
        <text:list-item>
          <text:p text:style-name="P50">The bin centers can be automatically determined from the data, with the number of bins specified via <text:span text:style-name="T4">n_bins</text:span> (default is 10); the range of the bins is determined by the range of the data </text:p>
        </text:list-item>
        <text:list-item>
          <text:p text:style-name="P50">The bin centers can also be explicitly specified via the <text:span text:style-name="T4">centers</text:span> vector; the vector must contain monotonically increasing values (eg. 0.1, 0.2, 0.3, ...) </text:p>
        </text:list-item>
        <text:list-item>
          <text:p text:style-name="P49">Examples: </text:p>
          <text:list>
            <text:list-header>
              <text:p text:style-name="P7"><text:s/>vec v(1000, fill::randn); // Gaussian distribution</text:p>
              <text:p text:style-name="P7"/>
              <text:p text:style-name="P7">uvec h1 = hist(v, 11);</text:p>
              <text:p text:style-name="P8">uvec h2 = hist(v, linspace&lt;vec&gt;(-2,2,11));</text:p>
            </text:list-header>
          </text:list>
          <text:p text:style-name="P50"/>
        </text:list-item>
        <text:list-item>
          <text:p text:style-name="P50">See also: </text:p>
          <text:list>
            <text:list-item>
              <text:p text:style-name="P50"><text:a xlink:type="simple" xlink:href="https://arma.sourceforge.net/docs.html#histc" text:style-name="Internet_20_link" text:visited-style-name="Visited_20_Internet_20_Link">histc()</text:a> </text:p>
            </text:list-item>
            <text:list-item>
              <text:p text:style-name="P50"><text:a xlink:type="simple" xlink:href="https://arma.sourceforge.net/docs.html#quantile" text:style-name="Internet_20_link" text:visited-style-name="Visited_20_Internet_20_Link">quantile()</text:a> </text:p>
            </text:list-item>
            <text:list-item>
              <text:p text:style-name="P50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50"><text:a xlink:type="simple" xlink:href="https://arma.sourceforge.net/docs.html#conv_to" text:style-name="Internet_20_link" text:visited-style-name="Visited_20_Internet_20_Link">conv_to()</text:a> </text:p>
            </text:list-item>
          </text:list>
          <text:p text:style-name="P49"/>
        </text:list-item>
      </text:list>
      <text:p text:style-name="Horizontal_20_Line"/>
      <text:p text:style-name="P42"/>
      <text:p text:style-name="Text_20_body"><text:bookmark text:name="histc"/><text:span text:style-name="T1">histc( V, edges )</text:span> <text:line-break/><text:span text:style-name="T1">histc( X, edges )</text:span> <text:line-break/><text:span text:style-name="T1">histc( X, edges, dim )</text:span> </text:p>
      <text:list xml:id="list1599242859" text:style-name="L5">
        <text:list-item>
          <text:p text:style-name="P52">For vector <text:span text:style-name="T4">V</text:span>, produce an unsigned vector of the same orientation as <text:span text:style-name="T4">V</text:span> (ie. either <text:a xlink:type="simple" xlink:href="https://arma.sourceforge.net/docs.html#Col" text:style-name="Internet_20_link" text:visited-style-name="Visited_20_Internet_20_Link">uvec</text:a> or <text:a xlink:type="simple" xlink:href="https://arma.sourceforge.net/docs.html#Row" text:style-name="Internet_20_link" text:visited-style-name="Visited_20_Internet_20_Link">urowvec</text:a>) that contains the counts of the number of values that fall between the elements in the <text:span text:style-name="T4">edges</text:span> vector </text:p>
        </text:list-item>
        <text:list-item>
          <text:p text:style-name="P52">For matrix <text:span text:style-name="T4">X</text:span>, produce a <text:span text:style-name="T4">umat</text:span> matrix containing either column histogram counts (for <text:span text:style-name="T4">dim = 0</text:span>, default), or row histogram counts (for <text:span text:style-name="T4">dim = 1</text:span>) </text:p>
        </text:list-item>
        <text:list-item>
          <text:p text:style-name="P52">The <text:span text:style-name="T4">edges</text:span> vector must contain monotonically increasing values (eg. 0.1, 0.2, 0.3, ...) </text:p>
        </text:list-item>
        <text:list-item>
          <text:p text:style-name="P51">Examples: </text:p>
          <text:list>
            <text:list-header>
              <text:p text:style-name="P9"><text:s/>vec v(1000, fill::randn); <text:s/>// Gaussian distribution</text:p>
              <text:p text:style-name="P9"><text:soft-page-break/></text:p>
              <text:p text:style-name="P10">uvec h = histc(v, linspace&lt;vec&gt;(-2,2,11));</text:p>
            </text:list-header>
          </text:list>
          <text:p text:style-name="P52"/>
        </text:list-item>
        <text:list-item>
          <text:p text:style-name="P52">See also: </text:p>
          <text:list>
            <text:list-item>
              <text:p text:style-name="P52"><text:a xlink:type="simple" xlink:href="https://arma.sourceforge.net/docs.html#hist" text:style-name="Internet_20_link" text:visited-style-name="Visited_20_Internet_20_Link">hist()</text:a> </text:p>
            </text:list-item>
            <text:list-item>
              <text:p text:style-name="P52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52"><text:a xlink:type="simple" xlink:href="https://arma.sourceforge.net/docs.html#conv_to" text:style-name="Internet_20_link" text:visited-style-name="Visited_20_Internet_20_Link">conv_to()</text:a> </text:p>
            </text:list-item>
          </text:list>
          <text:p text:style-name="P51"/>
        </text:list-item>
      </text:list>
      <text:p text:style-name="Horizontal_20_Line"/>
      <text:p text:style-name="P42"/>
      <text:p text:style-name="Text_20_body"><text:bookmark text:name="quantile"/><text:span text:style-name="T1">quantile( V, P )</text:span> <text:line-break/><text:span text:style-name="T1">quantile( X, P )</text:span> <text:line-break/><text:span text:style-name="T1">quantile( X, P, dim )</text:span> </text:p>
      <text:list xml:id="list800934288" text:style-name="L6">
        <text:list-item>
          <text:p text:style-name="P54">For a dataset stored in vector <text:span text:style-name="T4">V</text:span> or matrix <text:span text:style-name="T4">X</text:span>, calculate the quantiles corresponding to the cumulative probability values in the given <text:span text:style-name="T4">P</text:span> vector </text:p>
        </text:list-item>
        <text:list-item>
          <text:p text:style-name="P54">For vector <text:span text:style-name="T4">V</text:span>, produce a vector with the same orientation as <text:span text:style-name="T4">V</text:span> and the same length as <text:span text:style-name="T4">P</text:span> </text:p>
        </text:list-item>
        <text:list-item>
          <text:p text:style-name="P54">For matrix <text:span text:style-name="T4">X</text:span>, produce a matrix with the quantiles for each column vector (<text:span text:style-name="T4">dim = 0</text:span>) or each row vector (<text:span text:style-name="T4">dim = 1</text:span>) </text:p>
        </text:list-item>
        <text:list-item>
          <text:p text:style-name="P54">The <text:span text:style-name="T4">dim</text:span> argument is optional; by default <text:span text:style-name="T4">dim = 0</text:span> </text:p>
        </text:list-item>
        <text:list-item>
          <text:p text:style-name="P54">The <text:span text:style-name="T4">P</text:span> vector must contain values in the [0,1] interval (eg. 0.00, 0.25, 0.50, 0.75, 1.00) </text:p>
        </text:list-item>
        <text:list-item>
          <text:p text:style-name="P54">The algorithm for calculating the quantiles is based on <text:span text:style-name="T4">Definition 5</text:span> in: <text:line-break/>Rob J. Hyndman and Yanan Fan. Sample Quantiles in Statistical Packages. The American Statistician, 50(4), 361-365, 1996. DOI: <text:a xlink:type="simple" xlink:href="https://doi.org/10.2307/2684934" text:style-name="Internet_20_link" text:visited-style-name="Visited_20_Internet_20_Link">10.2307/2684934</text:a> </text:p>
        </text:list-item>
        <text:list-item>
          <text:p text:style-name="P53">Examples: </text:p>
          <text:list>
            <text:list-header>
              <text:p text:style-name="P11">vec V(1000, fill::randn); <text:s/>// Gaussian distribution</text:p>
              <text:p text:style-name="P11"/>
              <text:p text:style-name="P11">vec P = { 0.25, 0.50, 0.75 };</text:p>
              <text:p text:style-name="P11"/>
              <text:p text:style-name="P12">vec Q = quantile(V, P);</text:p>
            </text:list-header>
          </text:list>
          <text:p text:style-name="P54"/>
        </text:list-item>
        <text:list-item>
          <text:p text:style-name="P54">See also: </text:p>
          <text:list>
            <text:list-item>
              <text:p text:style-name="P54"><text:a xlink:type="simple" xlink:href="https://arma.sourceforge.net/docs.html#hist" text:style-name="Internet_20_link" text:visited-style-name="Visited_20_Internet_20_Link">hist()</text:a> </text:p>
            </text:list-item>
            <text:list-item>
              <text:p text:style-name="P54"><text:a xlink:type="simple" xlink:href="https://arma.sourceforge.net/docs.html#stats_fns" text:style-name="Internet_20_link" text:visited-style-name="Visited_20_Internet_20_Link">median()</text:a> </text:p>
            </text:list-item>
            <text:list-item>
              <text:p text:style-name="P54"><text:a xlink:type="simple" xlink:href="https://arma.sourceforge.net/docs.html#normcdf" text:style-name="Internet_20_link" text:visited-style-name="Visited_20_Internet_20_Link">normcdf()</text:a> </text:p>
            </text:list-item>
            <text:list-item>
              <text:p text:style-name="P54"><text:a xlink:type="simple" xlink:href="https://en.wikipedia.org/wiki/Quantile" text:style-name="Internet_20_link" text:visited-style-name="Visited_20_Internet_20_Link">quantile in Wikipedia</text:a> </text:p>
            </text:list-item>
          </text:list>
          <text:p text:style-name="P53"/>
        </text:list-item>
      </text:list>
      <text:p text:style-name="Horizontal_20_Line"/>
      <text:p text:style-name="P42"/>
      <text:p text:style-name="Text_20_body"><text:bookmark text:name="princomp"/><text:span text:style-name="T1">mat coeff = princomp( mat X )</text:span> <text:line-break/><text:span text:style-name="T1">cx_mat coeff = princomp( cx_mat X )</text:span><text:line-break/><text:line-break/><text:span text:style-name="T1">princomp( mat coeff, mat X )</text:span> <text:line-break/><text:span text:style-name="T1">princomp( cx_mat coeff, cx_mat X )</text:span><text:line-break/><text:soft-page-break/><text:line-break/><text:span text:style-name="T1">princomp( mat coeff, mat score, mat X )</text:span> <text:line-break/><text:span text:style-name="T1">princomp( cx_mat coeff, cx_mat score, cx_mat X )</text:span><text:line-break/><text:line-break/><text:span text:style-name="T1">princomp( mat coeff, mat score, vec latent, mat X )</text:span> <text:line-break/><text:span text:style-name="T1">princomp( cx_mat coeff, cx_mat score, vec latent, cx_mat X )</text:span><text:line-break/><text:line-break/><text:span text:style-name="T1">princomp( mat coeff, mat score, vec latent, vec tsquared, mat X )</text:span> <text:line-break/><text:span text:style-name="T1">princomp( cx_mat coeff, cx_mat score, vec latent, cx_vec tsquared, cx_mat X )</text:span></text:p>
      <text:list xml:id="list1668438912" text:style-name="L7">
        <text:list-item>
          <text:p text:style-name="P56">Principal component analysis of matrix <text:span text:style-name="T4">X</text:span></text:p>
        </text:list-item>
        <text:list-item>
          <text:p text:style-name="P56">Each row of <text:span text:style-name="T4">X</text:span> is an observation and each column is a variable</text:p>
        </text:list-item>
        <text:list-item>
          <text:p text:style-name="P56">output objects: </text:p>
          <text:list>
            <text:list-item>
              <text:p text:style-name="P56"><text:span text:style-name="T4">coeff</text:span>: principal component coefficients </text:p>
            </text:list-item>
            <text:list-item>
              <text:p text:style-name="P56"><text:span text:style-name="T4">score</text:span>: projected data </text:p>
            </text:list-item>
            <text:list-item>
              <text:p text:style-name="P56"><text:span text:style-name="T4">latent</text:span>: eigenvalues of the covariance matrix of <text:span text:style-name="T4">X</text:span> </text:p>
            </text:list-item>
            <text:list-item>
              <text:p text:style-name="P56"><text:span text:style-name="T4">tsquared</text:span>: Hotteling's statistic for each sample </text:p>
            </text:list-item>
          </text:list>
          <text:p text:style-name="P56"/>
        </text:list-item>
        <text:list-item>
          <text:p text:style-name="P56">The computation is based on singular value decomposition </text:p>
        </text:list-item>
        <text:list-item>
          <text:p text:style-name="P56">If the decomposition fails: </text:p>
          <text:list>
            <text:list-item>
              <text:p text:style-name="P56"><text:span text:style-name="T4">coeff = princomp(X)</text:span> resets <text:span text:style-name="T4">coeff</text:span> and throws a <text:span text:style-name="T4">std::runtime_error</text:span> exception </text:p>
            </text:list-item>
            <text:list-item>
              <text:p text:style-name="P56">remaining forms of <text:span text:style-name="T4">princomp()</text:span> reset all output matrices and return a bool set to <text:span text:style-name="T4">false</text:span> (exception is not thrown) </text:p>
            </text:list-item>
          </text:list>
          <text:p text:style-name="P56"/>
        </text:list-item>
        <text:list-item>
          <text:p text:style-name="P55">Examples: </text:p>
          <text:list>
            <text:list-header>
              <text:p text:style-name="P13">mat A(5, 4, fill::randu);</text:p>
              <text:p text:style-name="P13"/>
              <text:p text:style-name="P13">mat coeff;</text:p>
              <text:p text:style-name="P13">mat score;</text:p>
              <text:p text:style-name="P13">vec latent;</text:p>
              <text:p text:style-name="P13">vec tsquared;</text:p>
              <text:p text:style-name="P13"/>
              <text:p text:style-name="P14">princomp(coeff, score, latent, tsquared, A);</text:p>
            </text:list-header>
          </text:list>
          <text:p text:style-name="P56"/>
        </text:list-item>
        <text:list-item>
          <text:p text:style-name="P56">See also: </text:p>
          <text:list>
            <text:list-item>
              <text:p text:style-name="P56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56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56"><text:a xlink:type="simple" xlink:href="https://arma.sourceforge.net/docs.html#svd_econ" text:style-name="Internet_20_link" text:visited-style-name="Visited_20_Internet_20_Link">svd_econ()</text:a> </text:p>
            </text:list-item>
            <text:list-item>
              <text:p text:style-name="P56"><text:a xlink:type="simple" xlink:href="https://en.wikipedia.org/wiki/Principal_component_analysis" text:style-name="Internet_20_link" text:visited-style-name="Visited_20_Internet_20_Link">principal components analysis in Wikipedia</text:a> </text:p>
            </text:list-item>
          </text:list>
          <text:p text:style-name="P55"/>
        </text:list-item>
      </text:list>
      <text:p text:style-name="Horizontal_20_Line"/>
      <text:p text:style-name="P42"/>
      <text:p text:style-name="Text_20_body"><text:bookmark text:name="normpdf"/><text:span text:style-name="T1">normpdf( X )</text:span> <text:line-break/><text:span text:style-name="T1">normpdf( X, M, S )</text:span> </text:p>
      <text:list xml:id="list155721126" text:style-name="L8">
        <text:list-item>
          <text:p text:style-name="P57"><text:soft-page-break/>For each scalar <text:span text:style-name="T4">x</text:span> in <text:span text:style-name="T4">X</text:span>, compute its probability density function according to a Gaussian (normal) distribution using the corresponding mean value <text:span text:style-name="T4">m</text:span> in <text:span text:style-name="T4">M</text:span> and the corresponding standard deviation value <text:span text:style-name="T4">s</text:span> in <text:span text:style-name="T4">S</text:span>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 1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⎧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(x-m)<text:span text:style-name="T5">2</text:span></text:p>
          </table:table-cell>
          <table:table-cell table:style-name="Table2.A1" office:value-type="string">
            <text:p text:style-name="Table_20_Contents">⎫</text:p>
          </table:table-cell>
        </table:table-row>
        <table:table-row>
          <table:table-cell table:style-name="Table2.A1" office:value-type="string">
            <text:p text:style-name="Table_20_Contents">y = </text:p>
          </table:table-cell>
          <table:table-cell table:style-name="Table2.A1" office:value-type="string">
            <text:p text:style-name="Table_20_Contents">‒‒‒‒</text:p>
          </table:table-cell>
          <table:table-cell table:style-name="Table2.A1" office:value-type="string">
            <text:p text:style-name="Table_20_Contents"> exp</text:p>
          </table:table-cell>
          <table:table-cell table:style-name="Table2.A1" office:value-type="string">
            <text:p text:style-name="Table_20_Contents">⎪</text:p>
          </table:table-cell>
          <table:table-cell table:style-name="Table2.A1" office:value-type="string">
            <text:p text:style-name="Table_20_Contents">−0.5 </text:p>
          </table:table-cell>
          <table:table-cell table:style-name="Table2.A1" office:value-type="string">
            <text:p text:style-name="Table_20_Contents">‒‒‒‒‒‒ </text:p>
          </table:table-cell>
          <table:table-cell table:style-name="Table2.A1" office:value-type="string">
            <text:p text:style-name="Table_20_Contents">⎪</text:p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s·√τ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⎩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 s<text:span text:style-name="T5">2</text:span></text:p>
          </table:table-cell>
          <table:table-cell table:style-name="Table2.A1" office:value-type="string">
            <text:p text:style-name="Table_20_Contents">⎭</text:p>
          </table:table-cell>
        </table:table-row>
      </table:table>
      <text:list xml:id="list30046655869206" text:continue-numbering="true" text:style-name="L8">
        <text:list-header>
          <text:p text:style-name="P58"/>
        </text:list-header>
        <text:list-item>
          <text:p text:style-name="P58"><text:span text:style-name="T4">X</text:span> can be a scalar, vector, or matrix </text:p>
        </text:list-item>
        <text:list-item>
          <text:p text:style-name="P58"><text:span text:style-name="T4">M</text:span> and <text:span text:style-name="T4">S</text:span> can jointly be either scalars, vectors, or matrices </text:p>
        </text:list-item>
        <text:list-item>
          <text:p text:style-name="P58">If <text:span text:style-name="T4">M</text:span> and <text:span text:style-name="T4">S</text:span> are omitted, their values are assumed to be 0 and 1, respectively </text:p>
        </text:list-item>
        <text:list-item>
          <text:p text:style-name="P58"><text:span text:style-name="T1">Caveat:</text:span> to reduce the incidence of numerical underflows, consider using <text:a xlink:type="simple" xlink:href="https://arma.sourceforge.net/docs.html#log_normpdf" text:style-name="Internet_20_link" text:visited-style-name="Visited_20_Internet_20_Link">log_normpdf()</text:a> </text:p>
        </text:list-item>
        <text:list-item>
          <text:p text:style-name="P57">Examples: </text:p>
          <text:list>
            <text:list-header>
              <text:p text:style-name="P15">vec X(10, fill::randu);</text:p>
              <text:p text:style-name="P15">vec M(10, fill::randu);</text:p>
              <text:p text:style-name="P15">vec S(10, fill::randu);</text:p>
              <text:p text:style-name="P15"/>
              <text:p text:style-name="P15"><text:s text:c="3"/>vec P1 = normpdf(X);</text:p>
              <text:p text:style-name="P15"><text:s text:c="3"/>vec P2 = normpdf(X, <text:s text:c="3"/>M, <text:s text:c="3"/>S <text:s text:c="2"/>);</text:p>
              <text:p text:style-name="P15"><text:s text:c="3"/>vec P3 = normpdf(1.23, M, <text:s text:c="3"/>S <text:s text:c="2"/>);</text:p>
              <text:p text:style-name="P15"><text:s text:c="3"/>vec P4 = normpdf(X, <text:s text:c="3"/>4.56, 7.89);</text:p>
              <text:p text:style-name="P16">double P5 = normpdf(1.23, 4.56, 7.89);</text:p>
            </text:list-header>
          </text:list>
          <text:p text:style-name="P58"/>
        </text:list-item>
        <text:list-item>
          <text:p text:style-name="P58">See also: </text:p>
          <text:list>
            <text:list-item>
              <text:p text:style-name="P58"><text:a xlink:type="simple" xlink:href="https://arma.sourceforge.net/docs.html#log_normpdf" text:style-name="Internet_20_link" text:visited-style-name="Visited_20_Internet_20_Link">log_normpdf()</text:a> </text:p>
            </text:list-item>
            <text:list-item>
              <text:p text:style-name="P58"><text:a xlink:type="simple" xlink:href="https://arma.sourceforge.net/docs.html#normcdf" text:style-name="Internet_20_link" text:visited-style-name="Visited_20_Internet_20_Link">normcdf()</text:a> </text:p>
            </text:list-item>
            <text:list-item>
              <text:p text:style-name="P58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58"><text:a xlink:type="simple" xlink:href="https://arma.sourceforge.net/docs.html#gmm_diag" text:style-name="Internet_20_link" text:visited-style-name="Visited_20_Internet_20_Link">gmm_diag / gmm_full</text:a> - probabilistic clustering and likelihood calculation via Gaussian mixture models </text:p>
            </text:list-item>
            <text:list-item>
              <text:p text:style-name="P58"><text:a xlink:type="simple" xlink:href="https://en.wikipedia.org/wiki/Normal_distribution" text:style-name="Internet_20_link" text:visited-style-name="Visited_20_Internet_20_Link">normal distribution in Wikipedia</text:a> </text:p>
            </text:list-item>
          </text:list>
          <text:p text:style-name="P57"/>
        </text:list-item>
      </text:list>
      <text:p text:style-name="Horizontal_20_Line"/>
      <text:p text:style-name="P42"/>
      <text:p text:style-name="Text_20_body"><text:bookmark text:name="log_normpdf"/><text:span text:style-name="T1">log_normpdf( X )</text:span> <text:line-break/><text:span text:style-name="T1">log_normpdf( X, M, S )</text:span> </text:p>
      <text:list xml:id="list3820469706" text:style-name="L9">
        <text:list-item>
          <text:p text:style-name="P59">For each scalar <text:span text:style-name="T4">x</text:span> in <text:span text:style-name="T4">X</text:span>, compute the logarithm version of probability density function according to a Gaussian (normal) distribution using the corresponding mean value <text:span text:style-name="T4">m</text:span> in <text:span text:style-name="T4">M</text:span> and the corresponding standard deviation value <text:span text:style-name="T4">s</text:span> in <text:span text:style-name="T4">S</text:span>: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C" table:number-columns-repeated="2"/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⎧</text:p>
          </table:table-cell>
          <table:table-cell table:style-name="Table3.A1" office:value-type="string">
            <text:p text:style-name="Table_20_Contents">  1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⎧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x-m)<text:span text:style-name="T5">2</text:span></text:p>
          </table:table-cell>
          <table:table-cell table:style-name="Table3.A1" office:value-type="string">
            <text:p text:style-name="Table_20_Contents">⎫</text:p>
          </table:table-cell>
          <table:table-cell table:style-name="Table3.A1" office:value-type="string">
            <text:p text:style-name="Table_20_Contents">⎫</text:p>
          </table:table-cell>
        </table:table-row>
        <table:table-row>
          <table:table-cell table:style-name="Table3.A1" office:value-type="string">
            <text:p text:style-name="Table_20_Contents">y = </text:p>
          </table:table-cell>
          <table:table-cell table:style-name="Table3.A1" office:value-type="string">
            <text:p text:style-name="Table_20_Contents">log</text:p>
          </table:table-cell>
          <table:table-cell table:style-name="Table3.A1" office:value-type="string">
            <text:p text:style-name="Table_20_Contents">⎪</text:p>
          </table:table-cell>
          <table:table-cell table:style-name="Table3.A1" office:value-type="string">
            <text:p text:style-name="Table_20_Contents">‒‒‒‒</text:p>
          </table:table-cell>
          <table:table-cell table:style-name="Table3.A1" office:value-type="string">
            <text:p text:style-name="Table_20_Contents"> exp</text:p>
          </table:table-cell>
          <table:table-cell table:style-name="Table3.A1" office:value-type="string">
            <text:p text:style-name="Table_20_Contents">⎪</text:p>
          </table:table-cell>
          <table:table-cell table:style-name="Table3.A1" office:value-type="string">
            <text:p text:style-name="Table_20_Contents">−0.5 </text:p>
          </table:table-cell>
          <table:table-cell table:style-name="Table3.A1" office:value-type="string">
            <text:p text:style-name="Table_20_Contents">‒‒‒‒‒‒ </text:p>
          </table:table-cell>
          <table:table-cell table:style-name="Table3.A1" office:value-type="string">
            <text:p text:style-name="Table_20_Contents">⎪</text:p>
          </table:table-cell>
          <table:table-cell table:style-name="Table3.A1" office:value-type="string">
            <text:p text:style-name="Table_20_Contents">⎪</text:p>
          </table:table-cell>
        </table:table-row>
        <table:table-row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⎩</text:p>
          </table:table-cell>
          <table:table-cell table:style-name="Table3.A1" office:value-type="string">
            <text:p text:style-name="Table_20_Contents">s·√τ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⎩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 s<text:span text:style-name="T5">2</text:span></text:p>
          </table:table-cell>
          <table:table-cell table:style-name="Table3.A1" office:value-type="string">
            <text:p text:style-name="Table_20_Contents">⎭</text:p>
          </table:table-cell>
          <table:table-cell table:style-name="Table3.A1" office:value-type="string">
            <text:p text:style-name="Table_20_Contents">⎭</text:p>
          </table:table-cell>
        </table:table-row>
      </table:table>
      <text:list xml:id="list30047492471511" text:continue-numbering="true" text:style-name="L9">
        <text:list-item>
          <text:list>
            <text:list-header>
              <text:p text:style-name="P60"/>
            </text:list-header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row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⎧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x-m)<text:span text:style-name="T5">2</text:span></text:p>
          </table:table-cell>
          <table:table-cell table:style-name="Table4.A1" office:value-type="string">
            <text:p text:style-name="Table_20_Contents">⎫</text:p>
          </table:table-cell>
        </table:table-row>
        <table:table-row>
          <table:table-cell table:style-name="Table4.A1" office:value-type="string">
            <text:p text:style-name="Table_20_Contents">  = </text:p>
          </table:table-cell>
          <table:table-cell table:style-name="Table4.A1" office:value-type="string">
            <text:p text:style-name="Table_20_Contents">−log(s·√τ)</text:p>
          </table:table-cell>
          <table:table-cell table:style-name="Table4.A1" office:value-type="string">
            <text:p text:style-name="Table_20_Contents"> + </text:p>
          </table:table-cell>
          <table:table-cell table:style-name="Table4.A1" office:value-type="string">
            <text:p text:style-name="Table_20_Contents">⎪</text:p>
          </table:table-cell>
          <table:table-cell table:style-name="Table4.A1" office:value-type="string">
            <text:p text:style-name="Table_20_Contents">−0.5 </text:p>
          </table:table-cell>
          <table:table-cell table:style-name="Table4.A1" office:value-type="string">
            <text:p text:style-name="Table_20_Contents">‒‒‒‒‒‒ </text:p>
          </table:table-cell>
          <table:table-cell table:style-name="Table4.A1" office:value-type="string">
            <text:p text:style-name="Table_20_Contents">⎪</text:p>
          </table:table-cell>
        </table:table-row>
        <table:table-row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⎩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 s<text:span text:style-name="T5">2</text:span></text:p>
          </table:table-cell>
          <table:table-cell table:style-name="Table4.A1" office:value-type="string">
            <text:p text:style-name="Table_20_Contents">⎭</text:p>
          </table:table-cell>
        </table:table-row>
      </table:table>
      <text:list xml:id="list30047229558839" text:continue-numbering="true" text:style-name="L9">
        <text:list-header>
          <text:p text:style-name="P60"><text:soft-page-break/></text:p>
        </text:list-header>
        <text:list-item>
          <text:p text:style-name="P60"><text:span text:style-name="T4">X</text:span> can be a scalar, vector, or matrix </text:p>
        </text:list-item>
        <text:list-item>
          <text:p text:style-name="P60"><text:span text:style-name="T4">M</text:span> and <text:span text:style-name="T4">S</text:span> can jointly be either scalars, vectors, or matrices </text:p>
        </text:list-item>
        <text:list-item>
          <text:p text:style-name="P60">If <text:span text:style-name="T4">M</text:span> and <text:span text:style-name="T4">S</text:span> are omitted, their values are assumed to be 0 and 1, respectively </text:p>
        </text:list-item>
        <text:list-item>
          <text:p text:style-name="P59">Examples: </text:p>
          <text:list>
            <text:list-header>
              <text:p text:style-name="P17">vec X(10, fill::randu);</text:p>
              <text:p text:style-name="P17">vec M(10, fill::randu);</text:p>
              <text:p text:style-name="P17">vec S(10, fill::randu);</text:p>
              <text:p text:style-name="P17"/>
              <text:p text:style-name="P17"><text:s text:c="3"/>vec P1 = log_normpdf(X);</text:p>
              <text:p text:style-name="P17"><text:s text:c="3"/>vec P2 = log_normpdf(X, <text:s text:c="3"/>M, <text:s text:c="3"/>S <text:s text:c="2"/>);</text:p>
              <text:p text:style-name="P17"><text:s text:c="3"/>vec P3 = log_normpdf(1.23, M, <text:s text:c="3"/>S <text:s text:c="2"/>);</text:p>
              <text:p text:style-name="P17"><text:s text:c="3"/>vec P4 = log_normpdf(X, <text:s text:c="3"/>4.56, 7.89);</text:p>
              <text:p text:style-name="P18">double P5 = log_normpdf(1.23, 4.56, 7.89);</text:p>
            </text:list-header>
          </text:list>
          <text:p text:style-name="P60"/>
        </text:list-item>
        <text:list-item>
          <text:p text:style-name="P60">See also: </text:p>
          <text:list>
            <text:list-item>
              <text:p text:style-name="P60"><text:a xlink:type="simple" xlink:href="https://arma.sourceforge.net/docs.html#normpdf" text:style-name="Internet_20_link" text:visited-style-name="Visited_20_Internet_20_Link">normpdf()</text:a> </text:p>
            </text:list-item>
            <text:list-item>
              <text:p text:style-name="P60"><text:a xlink:type="simple" xlink:href="https://arma.sourceforge.net/docs.html#gmm_diag" text:style-name="Internet_20_link" text:visited-style-name="Visited_20_Internet_20_Link">gmm_diag / gmm_full</text:a> - probabilistic clustering and likelihood calculation via Gaussian mixture models </text:p>
            </text:list-item>
            <text:list-item>
              <text:p text:style-name="P60"><text:a xlink:type="simple" xlink:href="https://en.wikipedia.org/wiki/Normal_distribution" text:style-name="Internet_20_link" text:visited-style-name="Visited_20_Internet_20_Link">normal distribution in Wikipedia</text:a> </text:p>
            </text:list-item>
          </text:list>
          <text:p text:style-name="P59"/>
        </text:list-item>
      </text:list>
      <text:p text:style-name="Horizontal_20_Line"/>
      <text:p text:style-name="P42"/>
      <text:p text:style-name="Text_20_body"><text:bookmark text:name="normcdf"/><text:span text:style-name="T1">normcdf( X )</text:span> <text:line-break/><text:span text:style-name="T1">normcdf( X, M, S )</text:span> </text:p>
      <text:list xml:id="list3991753702" text:style-name="L10">
        <text:list-item>
          <text:p text:style-name="P62">For each scalar <text:span text:style-name="T4">x</text:span> in <text:span text:style-name="T4">X</text:span>, compute its cumulative distribution function according to a Gaussian (normal) distribution using the corresponding mean value <text:span text:style-name="T4">m</text:span> in <text:span text:style-name="T4">M</text:span> and the corresponding standard deviation value <text:span text:style-name="T4">s</text:span> in <text:span text:style-name="T4">S</text:span> </text:p>
        </text:list-item>
        <text:list-item>
          <text:p text:style-name="P62"><text:span text:style-name="T4">X</text:span> can be a scalar, vector, or matrix </text:p>
        </text:list-item>
        <text:list-item>
          <text:p text:style-name="P62"><text:span text:style-name="T4">M</text:span> and <text:span text:style-name="T4">S</text:span> can jointly be either scalars, vectors, or matrices </text:p>
        </text:list-item>
        <text:list-item>
          <text:p text:style-name="P62">If <text:span text:style-name="T4">M</text:span> and <text:span text:style-name="T4">S</text:span> are omitted, their values are assumed to be 0 and 1, respectively </text:p>
        </text:list-item>
        <text:list-item>
          <text:p text:style-name="P61">Examples: </text:p>
          <text:list>
            <text:list-header>
              <text:p text:style-name="P19">vec X(10, fill::randu);</text:p>
              <text:p text:style-name="P19">vec M(10, fill::randu);</text:p>
              <text:p text:style-name="P19">vec S(10, fill::randu);</text:p>
              <text:p text:style-name="P19"/>
              <text:p text:style-name="P19"><text:s text:c="3"/>vec P1 = normcdf(X);</text:p>
              <text:p text:style-name="P19"><text:s text:c="3"/>vec P2 = normcdf(X, <text:s text:c="3"/>M, <text:s text:c="3"/>S <text:s text:c="2"/>);</text:p>
              <text:p text:style-name="P19"><text:s text:c="3"/>vec P3 = normcdf(1.23, M, <text:s text:c="3"/>S <text:s text:c="2"/>);</text:p>
              <text:p text:style-name="P19"><text:s text:c="3"/>vec P4 = normcdf(X, <text:s text:c="3"/>4.56, 7.89);</text:p>
              <text:p text:style-name="P20">double P5 = normcdf(1.23, 4.56, 7.89);</text:p>
            </text:list-header>
          </text:list>
          <text:p text:style-name="P62"/>
        </text:list-item>
        <text:list-item>
          <text:p text:style-name="P62">See also: </text:p>
          <text:list>
            <text:list-item>
              <text:p text:style-name="P62"><text:a xlink:type="simple" xlink:href="https://arma.sourceforge.net/docs.html#normpdf" text:style-name="Internet_20_link" text:visited-style-name="Visited_20_Internet_20_Link">normpdf()</text:a> </text:p>
            </text:list-item>
            <text:list-item>
              <text:p text:style-name="P62"><text:a xlink:type="simple" xlink:href="https://arma.sourceforge.net/docs.html#quantile" text:style-name="Internet_20_link" text:visited-style-name="Visited_20_Internet_20_Link">quantile()</text:a> </text:p>
            </text:list-item>
            <text:list-item>
              <text:p text:style-name="P62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62"><text:a xlink:type="simple" xlink:href="https://en.wikipedia.org/wiki/Normal_distribution" text:style-name="Internet_20_link" text:visited-style-name="Visited_20_Internet_20_Link">normal distribution in Wikipedia</text:a> </text:p>
            </text:list-item>
            <text:list-item>
              <text:p text:style-name="P62"><text:soft-page-break/><text:a xlink:type="simple" xlink:href="https://en.wikipedia.org/wiki/Cumulative_distribution_function" text:style-name="Internet_20_link" text:visited-style-name="Visited_20_Internet_20_Link">cumulative distribution function in Wikipedia</text:a> </text:p>
            </text:list-item>
          </text:list>
          <text:p text:style-name="P61"/>
        </text:list-item>
      </text:list>
      <text:p text:style-name="Horizontal_20_Line"/>
      <text:p text:style-name="P42"/>
      <text:p text:style-name="Text_20_body"><text:bookmark text:name="mvnrnd"/><text:span text:style-name="T1">X = mvnrnd( M, C )</text:span> <text:line-break/><text:span text:style-name="T1">X = mvnrnd( M, C, N )</text:span> <text:line-break/><text:line-break/><text:span text:style-name="T1">mvnrnd( X, M, C )</text:span> <text:line-break/><text:span text:style-name="T1">mvnrnd( X, M, C, N )</text:span> </text:p>
      <text:list xml:id="list3207330649" text:style-name="L11">
        <text:list-item>
          <text:p text:style-name="P64">Generate a matrix with random column vectors from a multivariate Gaussian (normal) distribution with parameters <text:span text:style-name="T4">M</text:span> and <text:span text:style-name="T4">C</text:span>: </text:p>
          <text:list>
            <text:list-item>
              <text:p text:style-name="P64"><text:span text:style-name="T4">M</text:span> is the mean; must be a column vector </text:p>
            </text:list-item>
            <text:list-item>
              <text:p text:style-name="P64"><text:span text:style-name="T4">C</text:span> is the covariance matrix; must be symmetric positive semi-definite (preferably positive definite) </text:p>
            </text:list-item>
          </text:list>
          <text:p text:style-name="P64"/>
        </text:list-item>
        <text:list-item>
          <text:p text:style-name="P64"><text:span text:style-name="T4">N</text:span> is the number of column vectors to generate; if <text:span text:style-name="T4">N</text:span> is omitted, it is assumed to be 1 </text:p>
        </text:list-item>
        <text:list-item>
          <text:p text:style-name="P64"><text:span text:style-name="T1">Caveat:</text:span> repeated generation of one vector (or a small number of vectors) using the same <text:span text:style-name="T4">M</text:span> and <text:span text:style-name="T4">C</text:span> parameters can be inefficient; <text:line-break/>for repeated generation consider using the <text:span text:style-name="T4">generate()</text:span> function in the <text:a xlink:type="simple" xlink:href="https://arma.sourceforge.net/docs.html#gmm_diag" text:style-name="Internet_20_link" text:visited-style-name="Visited_20_Internet_20_Link">gmm_diag</text:a> and <text:a xlink:type="simple" xlink:href="https://arma.sourceforge.net/docs.html#gmm_full" text:style-name="Internet_20_link" text:visited-style-name="Visited_20_Internet_20_Link">gmm_full</text:a> classes </text:p>
        </text:list-item>
        <text:list-item>
          <text:p text:style-name="P64">If generating the random vectors fails: </text:p>
          <text:list>
            <text:list-item>
              <text:p text:style-name="P64"><text:span text:style-name="T4">X = mvnrnd(M, C)</text:span> and <text:span text:style-name="T4">X = mvnrnd(M, C, N)</text:span> reset <text:span text:style-name="T4">X</text:span> and throw a <text:span text:style-name="T4">std::runtime_error</text:span> exception </text:p>
            </text:list-item>
            <text:list-item>
              <text:p text:style-name="P64"><text:span text:style-name="T4">mvnrnd(X, M, C)</text:span> and <text:span text:style-name="T4">mvnrnd(X, M, C, N)</text:span> reset <text:span text:style-name="T4">X</text:span> and return a bool set to <text:span text:style-name="T4">false</text:span> (exception is not thrown) </text:p>
            </text:list-item>
          </text:list>
          <text:p text:style-name="P64"/>
        </text:list-item>
        <text:list-item>
          <text:p text:style-name="P63">Examples: </text:p>
          <text:list>
            <text:list-header>
              <text:p text:style-name="P21">vec M(5, fill::randu);</text:p>
              <text:p text:style-name="P21"/>
              <text:p text:style-name="P21">mat B(5, 5, fill::randu);</text:p>
              <text:p text:style-name="P21">mat C = B.t() * B;</text:p>
              <text:p text:style-name="P21"/>
              <text:p text:style-name="P22">mat X = mvnrnd(M, C, 100);</text:p>
            </text:list-header>
          </text:list>
          <text:p text:style-name="P64"/>
        </text:list-item>
        <text:list-item>
          <text:p text:style-name="P64">See also: </text:p>
          <text:list>
            <text:list-item>
              <text:p text:style-name="P64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64"><text:a xlink:type="simple" xlink:href="https://arma.sourceforge.net/docs.html#chi2rnd" text:style-name="Internet_20_link" text:visited-style-name="Visited_20_Internet_20_Link">chi2rnd()</text:a> </text:p>
            </text:list-item>
            <text:list-item>
              <text:p text:style-name="P64"><text:a xlink:type="simple" xlink:href="https://arma.sourceforge.net/docs.html#wishrnd" text:style-name="Internet_20_link" text:visited-style-name="Visited_20_Internet_20_Link">wishrnd()</text:a> </text:p>
            </text:list-item>
            <text:list-item>
              <text:p text:style-name="P64"><text:a xlink:type="simple" xlink:href="https://arma.sourceforge.net/docs.html#cov" text:style-name="Internet_20_link" text:visited-style-name="Visited_20_Internet_20_Link">cov()</text:a> </text:p>
            </text:list-item>
            <text:list-item>
              <text:p text:style-name="P64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64"><text:a xlink:type="simple" xlink:href="https://arma.sourceforge.net/docs.html#gmm_diag" text:style-name="Internet_20_link" text:visited-style-name="Visited_20_Internet_20_Link">gmm_diag / gmm_full</text:a> - probabilistic clustering and likelihood calculation via Gaussian mixture models </text:p>
            </text:list-item>
            <text:list-item>
              <text:p text:style-name="P64"><text:a xlink:type="simple" xlink:href="https://en.wikipedia.org/wiki/Multivariate_normal_distribution" text:style-name="Internet_20_link" text:visited-style-name="Visited_20_Internet_20_Link">multivariate normal distribution in Wikipedia</text:a> </text:p>
            </text:list-item>
          </text:list>
          <text:p text:style-name="P63"/>
        </text:list-item>
      </text:list>
      <text:p text:style-name="Horizontal_20_Line"/>
      <text:p text:style-name="P42"><text:soft-page-break/></text:p>
      <text:p text:style-name="Text_20_body"><text:bookmark text:name="chi2rnd"/><text:span text:style-name="T1">chi2rnd( DF )</text:span> <text:line-break/><text:span text:style-name="T1">chi2rnd( DF_scalar )</text:span> <text:line-break/><text:span text:style-name="T1">chi2rnd( DF_scalar, n_elem )</text:span> <text:line-break/><text:span text:style-name="T1">chi2rnd( DF_scalar, n_rows, n_cols )</text:span> <text:line-break/><text:span text:style-name="T1">chi2rnd( DF_scalar, size(X) )</text:span> </text:p>
      <text:list xml:id="list916231909" text:style-name="L12">
        <text:list-item>
          <text:p text:style-name="P66">Generate a random scalar, vector or matrix with elements sampled from a chi-squared distribution with the degrees of freedom specified by parameter <text:span text:style-name="T4">DF</text:span> or <text:span text:style-name="T4">DF_scalar</text:span> </text:p>
        </text:list-item>
        <text:list-item>
          <text:p text:style-name="P66"><text:span text:style-name="T4">DF</text:span> is a vector or matrix, while <text:span text:style-name="T4">DF_scalar</text:span> is a scalar </text:p>
        </text:list-item>
        <text:list-item>
          <text:p text:style-name="P66">Each value in <text:span text:style-name="T4">DF</text:span> and <text:span text:style-name="T4">DF_scalar</text:span> must be greater than zero </text:p>
        </text:list-item>
        <text:list-item>
          <text:p text:style-name="P66">For the <text:span text:style-name="T4">chi2rnd(DF)</text:span> form, the output vector/matrix has the same size and type as <text:span text:style-name="T4">DF</text:span>; each element in <text:span text:style-name="T4">DF</text:span> specifies a separate degree of freedom </text:p>
        </text:list-item>
        <text:list-item>
          <text:p text:style-name="P66">Usage: </text:p>
          <text:list>
            <text:list-item>
              <text:p text:style-name="P66"><text:span text:style-name="T4">vector_type</text:span> v = chi2rnd( DF ), where the type of DF is a real <text:span text:style-name="T4">vector_type</text:span> </text:p>
            </text:list-item>
            <text:list-item>
              <text:p text:style-name="P66"><text:span text:style-name="T4">matrix_type</text:span> X = chi2rnd( DF ), where the type of DF is a real <text:span text:style-name="T4">matrix_type</text:span> </text:p>
            </text:list-item>
            <text:list-item>
              <text:p text:style-name="P66"><text:span text:style-name="T4">scalar_type</text:span> s = chi2rnd&lt;<text:span text:style-name="T4">scalar_type</text:span>&gt;( DF_scalar ), where <text:span text:style-name="T4">scalar_type</text:span> is either <text:span text:style-name="T4">float</text:span> or <text:span text:style-name="T4">double</text:span> </text:p>
            </text:list-item>
            <text:list-item>
              <text:p text:style-name="P66"><text:span text:style-name="T4">vector_type</text:span> v = chi2rnd&lt;<text:span text:style-name="T4">vector_type</text:span>&gt;( DF_scalar, n_elem ) </text:p>
            </text:list-item>
            <text:list-item>
              <text:p text:style-name="P66"><text:span text:style-name="T4">matrix_type</text:span> X = chi2rnd&lt;<text:span text:style-name="T4">matrix_type</text:span>&gt;( DF_scalar, n_rows, n_cols ) </text:p>
            </text:list-item>
            <text:list-item>
              <text:p text:style-name="P66"><text:span text:style-name="T4">matrix_type</text:span> Y = chi2rnd&lt;<text:span text:style-name="T4">matrix_type</text:span>&gt;( DF_scalar, size(X) ) </text:p>
            </text:list-item>
          </text:list>
          <text:p text:style-name="P66"/>
        </text:list-item>
        <text:list-item>
          <text:p text:style-name="P65">Examples: </text:p>
          <text:list>
            <text:list-header>
              <text:p text:style-name="P23">mat X = chi2rnd(2, 5, 6);</text:p>
              <text:p text:style-name="P23"/>
              <text:p text:style-name="P23">mat A = randi&lt;mat&gt;(5, 6, distr_param(1, 10));</text:p>
              <text:p text:style-name="P24">mat B = chi2rnd(A);</text:p>
            </text:list-header>
          </text:list>
          <text:p text:style-name="P66"/>
        </text:list-item>
        <text:list-item>
          <text:p text:style-name="P66">See also: </text:p>
          <text:list>
            <text:list-item>
              <text:p text:style-name="P66"><text:a xlink:type="simple" xlink:href="https://arma.sourceforge.net/docs.html#randg" text:style-name="Internet_20_link" text:visited-style-name="Visited_20_Internet_20_Link">randg()</text:a> </text:p>
            </text:list-item>
            <text:list-item>
              <text:p text:style-name="P66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66"><text:a xlink:type="simple" xlink:href="https://arma.sourceforge.net/docs.html#mvnrnd" text:style-name="Internet_20_link" text:visited-style-name="Visited_20_Internet_20_Link">mvnrnd()</text:a> </text:p>
            </text:list-item>
            <text:list-item>
              <text:p text:style-name="P66"><text:a xlink:type="simple" xlink:href="https://arma.sourceforge.net/docs.html#wishrnd" text:style-name="Internet_20_link" text:visited-style-name="Visited_20_Internet_20_Link">wishrnd()</text:a> </text:p>
            </text:list-item>
            <text:list-item>
              <text:p text:style-name="P66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66"><text:a xlink:type="simple" xlink:href="https://en.wikipedia.org/wiki/Chi-squared_distribution" text:style-name="Internet_20_link" text:visited-style-name="Visited_20_Internet_20_Link">chi-squared distribution in Wikipedia</text:a> </text:p>
            </text:list-item>
          </text:list>
          <text:p text:style-name="P65"/>
        </text:list-item>
      </text:list>
      <text:p text:style-name="Horizontal_20_Line"/>
      <text:p text:style-name="P42"/>
      <text:p text:style-name="Text_20_body"><text:bookmark text:name="wishrnd"/><text:span text:style-name="T1">W = wishrnd( S, df )</text:span> <text:line-break/><text:span text:style-name="T1">W = wishrnd( S, df, D )</text:span> <text:line-break/><text:line-break/><text:span text:style-name="T1">wishrnd( W, S, df )</text:span> <text:line-break/><text:span text:style-name="T1">wishrnd( W, S, df, D )</text:span> </text:p>
      <text:list xml:id="list3700499664" text:style-name="L13">
        <text:list-item>
          <text:p text:style-name="P68">Generate a random matrix sampled from the Wishart distribution with parameters <text:span text:style-name="T4">S</text:span> and <text:span text:style-name="T4">df</text:span>: </text:p>
          <text:list>
            <text:list-item>
              <text:p text:style-name="P68"><text:span text:style-name="T4">S</text:span> is a symmetric positive definite matrix (eg. a covariance matrix) </text:p>
            </text:list-item>
            <text:list-item>
              <text:p text:style-name="P68"><text:soft-page-break/><text:span text:style-name="T4">df</text:span> is a scalar specifying the degrees of freedom; it can be a non-integer value </text:p>
            </text:list-item>
          </text:list>
          <text:p text:style-name="P68"/>
        </text:list-item>
        <text:list-item>
          <text:p text:style-name="P68"><text:span text:style-name="T4">D</text:span> is an optional argument; it specifies the Cholesky decomposition of <text:span text:style-name="T4">S</text:span>; if <text:span text:style-name="T4">D</text:span> is provided, <text:span text:style-name="T4">S</text:span> is ignored; <text:line-break/>using <text:span text:style-name="T4">D</text:span> is more efficient if <text:span text:style-name="T4">wishrnd()</text:span> needs to be used many times for the same <text:span text:style-name="T4">S</text:span> matrix </text:p>
        </text:list-item>
        <text:list-item>
          <text:p text:style-name="P68">If generating the random matrix fails: </text:p>
          <text:list>
            <text:list-item>
              <text:p text:style-name="P68"><text:span text:style-name="T4">W = wishrnd(S, df)</text:span> and <text:span text:style-name="T4">W = wishrnd(S, df, D)</text:span> reset <text:span text:style-name="T4">W</text:span> and throw a <text:span text:style-name="T4">std::runtime_error</text:span> exception </text:p>
            </text:list-item>
            <text:list-item>
              <text:p text:style-name="P68"><text:span text:style-name="T4">wishrnd(W, S, df)</text:span> and <text:span text:style-name="T4">wishrnd(W, S, df, D)</text:span> reset <text:span text:style-name="T4">W</text:span> and return a bool set to <text:span text:style-name="T4">false</text:span> (exception is not thrown) </text:p>
            </text:list-item>
          </text:list>
          <text:p text:style-name="P68"/>
        </text:list-item>
        <text:list-item>
          <text:p text:style-name="P68"><text:span text:style-name="T1">Caveat:</text:span> for the inverse (inverted) Wishart distribution, use <text:a xlink:type="simple" xlink:href="https://arma.sourceforge.net/docs.html#iwishrnd" text:style-name="Internet_20_link" text:visited-style-name="Visited_20_Internet_20_Link">iwishrnd()</text:a> </text:p>
        </text:list-item>
        <text:list-item>
          <text:p text:style-name="P67">Examples: </text:p>
          <text:list>
            <text:list-header>
              <text:p text:style-name="P25">mat X(5, 5, fill::randu);</text:p>
              <text:p text:style-name="P25"/>
              <text:p text:style-name="P25">mat S = X.t() * X;</text:p>
              <text:p text:style-name="P25"/>
              <text:p text:style-name="P26">mat W = wishrnd(S, 6.7);</text:p>
            </text:list-header>
          </text:list>
          <text:p text:style-name="P68"/>
        </text:list-item>
        <text:list-item>
          <text:p text:style-name="P68">See also: </text:p>
          <text:list>
            <text:list-item>
              <text:p text:style-name="P68"><text:a xlink:type="simple" xlink:href="https://arma.sourceforge.net/docs.html#iwishrnd" text:style-name="Internet_20_link" text:visited-style-name="Visited_20_Internet_20_Link">iwishrnd()</text:a> </text:p>
            </text:list-item>
            <text:list-item>
              <text:p text:style-name="P68"><text:a xlink:type="simple" xlink:href="https://arma.sourceforge.net/docs.html#chi2rnd" text:style-name="Internet_20_link" text:visited-style-name="Visited_20_Internet_20_Link">chi2rnd()</text:a> </text:p>
            </text:list-item>
            <text:list-item>
              <text:p text:style-name="P68"><text:a xlink:type="simple" xlink:href="https://arma.sourceforge.net/docs.html#mvnrnd" text:style-name="Internet_20_link" text:visited-style-name="Visited_20_Internet_20_Link">mvnrnd()</text:a> </text:p>
            </text:list-item>
            <text:list-item>
              <text:p text:style-name="P68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68"><text:a xlink:type="simple" xlink:href="https://arma.sourceforge.net/docs.html#cov" text:style-name="Internet_20_link" text:visited-style-name="Visited_20_Internet_20_Link">cov()</text:a> </text:p>
            </text:list-item>
            <text:list-item>
              <text:p text:style-name="P68"><text:a xlink:type="simple" xlink:href="https://arma.sourceforge.net/docs.html#randn" text:style-name="Internet_20_link" text:visited-style-name="Visited_20_Internet_20_Link">randn()</text:a> </text:p>
            </text:list-item>
            <text:list-item>
              <text:p text:style-name="P68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68"><text:a xlink:type="simple" xlink:href="https://en.wikipedia.org/wiki/Wishart_distribution" text:style-name="Internet_20_link" text:visited-style-name="Visited_20_Internet_20_Link">Wishart distribution in Wikipedia</text:a> </text:p>
            </text:list-item>
          </text:list>
          <text:p text:style-name="P67"/>
        </text:list-item>
      </text:list>
      <text:p text:style-name="Horizontal_20_Line"/>
      <text:p text:style-name="P42"/>
      <text:p text:style-name="Text_20_body"><text:bookmark text:name="iwishrnd"/><text:span text:style-name="T1">W = iwishrnd( T, df )</text:span> <text:line-break/><text:span text:style-name="T1">W = iwishrnd( T, df, Dinv )</text:span> <text:line-break/><text:line-break/><text:span text:style-name="T1">iwishrnd( W, T, df )</text:span> <text:line-break/><text:span text:style-name="T1">iwishrnd( W, T, df, Dinv )</text:span> </text:p>
      <text:list xml:id="list1337641801" text:style-name="L14">
        <text:list-item>
          <text:p text:style-name="P70">Generate a random matrix sampled from the <text:span text:style-name="T1">inverse</text:span> Wishart distribution with parameters <text:span text:style-name="T4">T</text:span> and <text:span text:style-name="T4">df</text:span>: </text:p>
          <text:list>
            <text:list-item>
              <text:p text:style-name="P70"><text:span text:style-name="T4">T</text:span> is a symmetric positive definite matrix </text:p>
            </text:list-item>
            <text:list-item>
              <text:p text:style-name="P70"><text:span text:style-name="T4">df</text:span> is a scalar specifying the degrees of freedom; it can be a non-integer value </text:p>
            </text:list-item>
          </text:list>
          <text:p text:style-name="P70"/>
        </text:list-item>
        <text:list-item>
          <text:p text:style-name="P70"><text:span text:style-name="T4">Dinv</text:span> is an optional argument; it specifies the Cholesky decomposition of the inverse of <text:span text:style-name="T4">T</text:span>; if <text:span text:style-name="T4">Dinv</text:span> is provided, <text:span text:style-name="T4">T</text:span> is ignored <text:line-break/>using <text:span text:style-name="T4">Dinv</text:span> is more efficient if <text:span text:style-name="T4">iwishrnd()</text:span> needs to be used many times for the same <text:span text:style-name="T4">T</text:span> matrix </text:p>
        </text:list-item>
        <text:list-item>
          <text:p text:style-name="P70"><text:soft-page-break/>If generating the random matrix fails: </text:p>
          <text:list>
            <text:list-item>
              <text:p text:style-name="P70"><text:span text:style-name="T4">W = iwishrnd(T, df)</text:span> and <text:span text:style-name="T4">W = iwishrnd(T, df, Dinv)</text:span> reset <text:span text:style-name="T4">W</text:span> and throw a <text:span text:style-name="T4">std::runtime_error</text:span> exception </text:p>
            </text:list-item>
            <text:list-item>
              <text:p text:style-name="P70"><text:span text:style-name="T4">iwishrnd(W, T, df)</text:span> and <text:span text:style-name="T4">iwishrnd(W, T, df, Dinv)</text:span> reset <text:span text:style-name="T4">W</text:span> and return a bool set to <text:span text:style-name="T4">false</text:span> (exception is not thrown) </text:p>
            </text:list-item>
          </text:list>
          <text:p text:style-name="P70"/>
        </text:list-item>
        <text:list-item>
          <text:p text:style-name="P70"><text:span text:style-name="T1">Caveat:</text:span> for the plain (non-inverse) Wishart distribution, use <text:a xlink:type="simple" xlink:href="https://arma.sourceforge.net/docs.html#wishrnd" text:style-name="Internet_20_link" text:visited-style-name="Visited_20_Internet_20_Link">wishrnd()</text:a> </text:p>
        </text:list-item>
        <text:list-item>
          <text:p text:style-name="P69">Examples: </text:p>
          <text:list>
            <text:list-header>
              <text:p text:style-name="P27">mat X(5, 5, fill::randu);</text:p>
              <text:p text:style-name="P27"/>
              <text:p text:style-name="P27">mat T = X.t() * X;</text:p>
              <text:p text:style-name="P27"/>
              <text:p text:style-name="P28">mat W = iwishrnd(T, 6.7);</text:p>
            </text:list-header>
          </text:list>
          <text:p text:style-name="P70"/>
        </text:list-item>
        <text:list-item>
          <text:p text:style-name="P70">See also: </text:p>
          <text:list>
            <text:list-item>
              <text:p text:style-name="P70"><text:a xlink:type="simple" xlink:href="https://arma.sourceforge.net/docs.html#wishrnd" text:style-name="Internet_20_link" text:visited-style-name="Visited_20_Internet_20_Link">wishrnd()</text:a> </text:p>
            </text:list-item>
            <text:list-item>
              <text:p text:style-name="P70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70"><text:a xlink:type="simple" xlink:href="https://arma.sourceforge.net/docs.html#inv_sympd" text:style-name="Internet_20_link" text:visited-style-name="Visited_20_Internet_20_Link">inv_sympd()</text:a> </text:p>
            </text:list-item>
            <text:list-item>
              <text:p text:style-name="P70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70"><text:a xlink:type="simple" xlink:href="https://en.wikipedia.org/wiki/Inverse-Wishart_distribution" text:style-name="Internet_20_link" text:visited-style-name="Visited_20_Internet_20_Link">inverse Wishart distribution in Wikipedia</text:a> </text:p>
            </text:list-item>
          </text:list>
          <text:p text:style-name="P69"/>
        </text:list-item>
      </text:list>
      <text:p text:style-name="Horizontal_20_Line"/>
      <text:p text:style-name="P42"/>
      <text:p text:style-name="Text_20_body"><text:bookmark text:name="running_stat"/><text:span text:style-name="T1">running_stat&lt;</text:span><text:span text:style-name="T4">type</text:span><text:span text:style-name="T1">&gt;</text:span> </text:p>
      <text:list xml:id="list146875398" text:style-name="L15">
        <text:list-item>
          <text:p text:style-name="P72">Class for running statistics (online statistics) of scalars (one dimensional process/signal) </text:p>
        </text:list-item>
        <text:list-item>
          <text:p text:style-name="P72">Useful if the storage of all samples (scalars) is impractical, or if the number of samples is not known in advance </text:p>
        </text:list-item>
        <text:list-item>
          <text:p text:style-name="P72"><text:span text:style-name="T4">type</text:span> is one of: <text:span text:style-name="T4">float</text:span>, <text:span text:style-name="T4">double</text:span>, <text:a xlink:type="simple" xlink:href="https://arma.sourceforge.net/docs.html#cx_double" text:style-name="Internet_20_link" text:visited-style-name="Visited_20_Internet_20_Link"><text:span text:style-name="T4">cx_float</text:span></text:a>, <text:a xlink:type="simple" xlink:href="https://arma.sourceforge.net/docs.html#cx_double" text:style-name="Internet_20_link" text:visited-style-name="Visited_20_Internet_20_Link"><text:span text:style-name="T4">cx_double</text:span></text:a> </text:p>
        </text:list-item>
        <text:list-item>
          <text:p text:style-name="P71">For an instance of <text:span text:style-name="T4">running_stat</text:span> named as <text:span text:style-name="T4">X</text:span>, the member functions are: 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pan text:style-name="T1">X(</text:span>scalar<text:span text:style-name="T1">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update the statistics using the given scalar </text:p>
          </table:table-cell>
        </table:table-row>
        <table:table-row>
          <table:table-cell table:style-name="Table5.A1" office:value-type="string">
            <text:p text:style-name="Table_20_Contents"><text:span text:style-name="T1">X.min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minimum value </text:p>
          </table:table-cell>
        </table:table-row>
        <table:table-row>
          <table:table-cell table:style-name="Table5.A1" office:value-type="string">
            <text:p text:style-name="Table_20_Contents"><text:span text:style-name="T1">X.max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maximum value </text:p>
          </table:table-cell>
        </table:table-row>
        <table:table-row>
          <table:table-cell table:style-name="Table5.A1" office:value-type="string">
            <text:p text:style-name="Table_20_Contents"><text:span text:style-name="T1">X.range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range </text:p>
          </table:table-cell>
        </table:table-row>
        <table:table-row>
          <table:table-cell table:style-name="Table5.A1" office:value-type="string">
            <text:p text:style-name="Table_20_Contents"><text:span text:style-name="T1">X.mean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mean or average value </text:p>
          </table:table-cell>
        </table:table-row>
        <table:table-row>
          <table:table-cell table:style-name="Table5.A1" office:value-type="string">
            <text:p text:style-name="Table_20_Contents"><text:span text:style-name="T1">X.var()</text:span>  and  <text:span text:style-name="T1">X.var(</text:span>norm_type<text:span text:style-name="T1">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variance </text:p>
          </table:table-cell>
        </table:table-row>
        <table:table-row>
          <table:table-cell table:style-name="Table5.A1" office:value-type="string">
            <text:p text:style-name="Table_20_Contents"><text:span text:style-name="T1">X.stddev()</text:span>  and  <text:span text:style-name="T1">X.stddev(</text:span>norm_type<text:span text:style-name="T1">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standard deviation </text:p>
          </table:table-cell>
        </table:table-row>
        <table:table-row>
          <table:table-cell table:style-name="Table5.A1" office:value-type="string">
            <text:p text:style-name="Table_20_Contents"><text:span text:style-name="T1">X.reset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reset all statistics and set the number of samples to zero </text:p>
          </table:table-cell>
        </table:table-row>
        <table:table-row>
          <table:table-cell table:style-name="Table5.A1" office:value-type="string">
            <text:p text:style-name="Table_20_Contents"><text:span text:style-name="T1">X.count()</text:span> 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current number of samples </text:p>
          </table:table-cell>
        </table:table-row>
      </table:table>
      <text:list xml:id="list30047484101596" text:continue-numbering="true" text:style-name="L15">
        <text:list-header>
          <text:p text:style-name="P72"/>
        </text:list-header>
        <text:list-item>
          <text:p text:style-name="P72">The <text:span text:style-name="T4">norm_type</text:span> argument is optional; by default <text:span text:style-name="T4">norm_type = 0</text:span> is used </text:p>
        </text:list-item>
        <text:list-item>
          <text:p text:style-name="P72">For the <text:span text:style-name="T4">.var()</text:span> and <text:span text:style-name="T4">.stddev()</text:span> functions, the default <text:span text:style-name="T4">norm_type = 0</text:span> performs normalisation using <text:span text:style-name="T4">N-1</text:span> (where <text:span text:style-name="T4">N</text:span> is the number of samples so far), providing the best unbiased estimator; <text:soft-page-break/>using <text:span text:style-name="T4">norm_type = 1</text:span> causes normalisation to be done using <text:span text:style-name="T4">N</text:span>, which provides the second moment around the mean </text:p>
        </text:list-item>
        <text:list-item>
          <text:p text:style-name="P72">The return type of <text:span text:style-name="T4">.count()</text:span> depends on the underlying form of <text:span text:style-name="T4">type</text:span>: it is either <text:span text:style-name="T4">float</text:span> or <text:span text:style-name="T4">double</text:span> </text:p>
        </text:list-item>
        <text:list-item>
          <text:p text:style-name="P71">Examples: </text:p>
          <text:list>
            <text:list-header>
              <text:p text:style-name="P29">running_stat&lt;double&gt; stats;</text:p>
              <text:p text:style-name="P29"/>
              <text:p text:style-name="P29">for(uword i=0; i&lt;10000; ++i)</text:p>
              <text:p text:style-name="P29"><text:s text:c="2"/>{</text:p>
              <text:p text:style-name="P29"><text:s text:c="2"/>double sample = randn();</text:p>
              <text:p text:style-name="P29"><text:s text:c="2"/>stats(sample);</text:p>
              <text:p text:style-name="P29"><text:s text:c="2"/>}</text:p>
              <text:p text:style-name="P29"/>
              <text:p text:style-name="P29">cout &lt;&lt; "mean = " &lt;&lt; stats.mean() &lt;&lt; endl;</text:p>
              <text:p text:style-name="P29">cout &lt;&lt; "var <text:s/>= " &lt;&lt; stats.var() <text:s/>&lt;&lt; endl;</text:p>
              <text:p text:style-name="P29">cout &lt;&lt; "min <text:s/>= " &lt;&lt; stats.min() <text:s/>&lt;&lt; endl;</text:p>
              <text:p text:style-name="P30">cout &lt;&lt; "max <text:s/>= " &lt;&lt; stats.max() <text:s/>&lt;&lt; endl;</text:p>
            </text:list-header>
          </text:list>
          <text:p text:style-name="P72"/>
        </text:list-item>
        <text:list-item>
          <text:p text:style-name="P72">See also: </text:p>
          <text:list>
            <text:list-item>
              <text:p text:style-name="P72"><text:a xlink:type="simple" xlink:href="https://arma.sourceforge.net/docs.html#running_stat_vec" text:style-name="Internet_20_link" text:visited-style-name="Visited_20_Internet_20_Link">running_stat_vec</text:a> (running statistics of vectors) </text:p>
            </text:list-item>
            <text:list-item>
              <text:p text:style-name="P72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72"><text:a xlink:type="simple" xlink:href="https://arma.sourceforge.net/docs.html#gmm_diag" text:style-name="Internet_20_link" text:visited-style-name="Visited_20_Internet_20_Link">gmm_diag / gmm_full</text:a> - probabilistic clustering via Gaussian mixture models </text:p>
            </text:list-item>
          </text:list>
          <text:p text:style-name="P71"/>
        </text:list-item>
      </text:list>
      <text:p text:style-name="Horizontal_20_Line"/>
      <text:p text:style-name="P42"/>
      <text:p text:style-name="Text_20_body"><text:bookmark text:name="running_stat_vec"/><text:span text:style-name="T1">running_stat_vec&lt;</text:span><text:span text:style-name="T4">vec_type</text:span><text:span text:style-name="T1">&gt;</text:span> <text:line-break/><text:span text:style-name="T1">running_stat_vec&lt;</text:span><text:span text:style-name="T4">vec_type</text:span><text:span text:style-name="T1">&gt;(calc_cov)</text:span> </text:p>
      <text:list xml:id="list775041507" text:style-name="L16">
        <text:list-item>
          <text:p text:style-name="P74">Class for running statistics (online statistics) of vectors (multi-dimensional process/signal) </text:p>
        </text:list-item>
        <text:list-item>
          <text:p text:style-name="P74">Useful if the storage of all samples (vectors) is impractical, or if the number of samples is not known in advance </text:p>
        </text:list-item>
        <text:list-item>
          <text:p text:style-name="P74">This class is similar to <text:span text:style-name="T4">running_stat</text:span>, with the difference that vectors are processed instead of scalars </text:p>
        </text:list-item>
        <text:list-item>
          <text:p text:style-name="P74"><text:span text:style-name="T4">vec_type</text:span> is the vector type of the samples; for example: <text:a xlink:type="simple" xlink:href="https://arma.sourceforge.net/docs.html#Col" text:style-name="Internet_20_link" text:visited-style-name="Visited_20_Internet_20_Link"><text:span text:style-name="T4">vec</text:span></text:a>, <text:a xlink:type="simple" xlink:href="https://arma.sourceforge.net/docs.html#Col" text:style-name="Internet_20_link" text:visited-style-name="Visited_20_Internet_20_Link"><text:span text:style-name="T4">cx_vec</text:span></text:a>, <text:a xlink:type="simple" xlink:href="https://arma.sourceforge.net/docs.html#Row" text:style-name="Internet_20_link" text:visited-style-name="Visited_20_Internet_20_Link"><text:span text:style-name="T4">rowvec</text:span></text:a>, ... </text:p>
        </text:list-item>
        <text:list-item>
          <text:p text:style-name="P73">For an instance of <text:span text:style-name="T4">running_stat_vec</text:span> named as <text:span text:style-name="T4">X</text:span>, the member functions are: 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T1">X(</text:span>vector<text:span text:style-name="T1">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update the statistics using the given vector </text:p>
          </table:table-cell>
        </table:table-row>
        <table:table-row>
          <table:table-cell table:style-name="Table6.A1" office:value-type="string">
            <text:p text:style-name="Table_20_Contents"><text:span text:style-name="T1">X.min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minimum values </text:p>
          </table:table-cell>
        </table:table-row>
        <table:table-row>
          <table:table-cell table:style-name="Table6.A1" office:value-type="string">
            <text:p text:style-name="Table_20_Contents"><text:span text:style-name="T1">X.max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maximum values </text:p>
          </table:table-cell>
        </table:table-row>
        <table:table-row>
          <table:table-cell table:style-name="Table6.A1" office:value-type="string">
            <text:p text:style-name="Table_20_Contents"><text:span text:style-name="T1">X.range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ranges </text:p>
          </table:table-cell>
        </table:table-row>
        <table:table-row>
          <table:table-cell table:style-name="Table6.A1" office:value-type="string">
            <text:p text:style-name="Table_20_Contents"><text:span text:style-name="T1">X.mean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means </text:p>
          </table:table-cell>
        </table:table-row>
        <table:table-row>
          <table:table-cell table:style-name="Table6.A1" office:value-type="string">
            <text:p text:style-name="Table_20_Contents"><text:span text:style-name="T1">X.var()</text:span>  and  <text:span text:style-name="T1">X.var(</text:span>norm_type<text:span text:style-name="T1">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variances </text:p>
          </table:table-cell>
        </table:table-row>
        <table:table-row>
          <table:table-cell table:style-name="Table6.A1" office:value-type="string">
            <text:p text:style-name="Table_20_Contents"><text:span text:style-name="T1">X.stddev()</text:span>  and  <text:span text:style-name="T1">X.stddev(</text:span>norm_type<text:span text:style-name="T1">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vector of current standard deviations </text:p>
          </table:table-cell>
        </table:table-row>
        <table:table-row>
          <table:table-cell table:style-name="Table6.A1" office:value-type="string">
            <text:p text:style-name="Table_20_Contents"><text:span text:style-name="T1">X.cov()</text:span>  and  <text:span text:style-name="T1">X.cov(</text:span>norm_type<text:span text:style-name="T1">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matrix of current covariances; valid if <text:span text:style-name="T4">calc_cov=true</text:span> during construction of <text:span text:style-name="T4">running_stat_vec</text:span> </text:p>
          </table:table-cell>
        </table:table-row>
        <table:table-row>
          <table:table-cell table:style-name="Table6.A1" office:value-type="string">
            <text:p text:style-name="Table_20_Contents"><text:span text:style-name="T1">X.reset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reset all statistics and set the number of samples to zero 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T1">X.count()</text:span> </text:p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current number of samples </text:p>
          </table:table-cell>
        </table:table-row>
      </table:table>
      <text:list xml:id="list30047358693331" text:continue-numbering="true" text:style-name="L16">
        <text:list-header>
          <text:p text:style-name="P74"/>
        </text:list-header>
        <text:list-item>
          <text:p text:style-name="P74">The <text:span text:style-name="T4">calc_cov</text:span> argument is optional; by default <text:span text:style-name="T4">calc_cov=false</text:span>, indicating that the covariance matrix will not be calculated; to enable the covariance matrix, use <text:span text:style-name="T4">calc_cov=true</text:span> during construction; for example: <text:span text:style-name="T4">running_stat_vec&lt;vec&gt; X(true);</text:span> </text:p>
        </text:list-item>
        <text:list-item>
          <text:p text:style-name="P74">The <text:span text:style-name="T4">norm_type</text:span> argument is optional; by default <text:span text:style-name="T4">norm_type = 0</text:span> is used </text:p>
        </text:list-item>
        <text:list-item>
          <text:p text:style-name="P74">For the <text:span text:style-name="T4">.var()</text:span> and <text:span text:style-name="T4">.stddev()</text:span> functions, the default <text:span text:style-name="T4">norm_type = 0</text:span> performs normalisation using <text:span text:style-name="T4">N-1</text:span> (where <text:span text:style-name="T4">N</text:span> is the number of samples so far), providing the best unbiased estimator; using <text:span text:style-name="T4">norm_type = 1</text:span> causes normalisation to be done using <text:span text:style-name="T4">N</text:span>, which provides the second moment around the mean </text:p>
        </text:list-item>
        <text:list-item>
          <text:p text:style-name="P74">The return type of <text:span text:style-name="T4">.count()</text:span> depends on the underlying form of <text:span text:style-name="T4">vec_type</text:span>: it is either <text:span text:style-name="T4">float</text:span> or <text:span text:style-name="T4">double</text:span> </text:p>
        </text:list-item>
        <text:list-item>
          <text:p text:style-name="P73">Examples: </text:p>
          <text:list>
            <text:list-header>
              <text:p text:style-name="P31">running_stat_vec&lt;vec&gt; stats;</text:p>
              <text:p text:style-name="P31"/>
              <text:p text:style-name="P31">vec sample;</text:p>
              <text:p text:style-name="P31"/>
              <text:p text:style-name="P31">for(uword i=0; i&lt;10000; ++i)</text:p>
              <text:p text:style-name="P31"><text:s text:c="2"/>{</text:p>
              <text:p text:style-name="P31"><text:s text:c="2"/>sample = randu&lt;vec&gt;(5);</text:p>
              <text:p text:style-name="P31"><text:s text:c="2"/>stats(sample);</text:p>
              <text:p text:style-name="P31"><text:s text:c="2"/>}</text:p>
              <text:p text:style-name="P31"/>
              <text:p text:style-name="P31">cout &lt;&lt; "mean = " &lt;&lt; endl &lt;&lt; stats.mean() &lt;&lt; endl;</text:p>
              <text:p text:style-name="P31">cout &lt;&lt; "var <text:s/>= " &lt;&lt; endl &lt;&lt; stats.var() <text:s/>&lt;&lt; endl;</text:p>
              <text:p text:style-name="P31">cout &lt;&lt; "max <text:s/>= " &lt;&lt; endl &lt;&lt; stats.max() <text:s/>&lt;&lt; endl;</text:p>
              <text:p text:style-name="P31"/>
              <text:p text:style-name="P31">//</text:p>
              <text:p text:style-name="P31">//</text:p>
              <text:p text:style-name="P31"/>
              <text:p text:style-name="P31">running_stat_vec&lt;rowvec&gt; more_stats(true);</text:p>
              <text:p text:style-name="P31"/>
              <text:p text:style-name="P31">for(uword i=0; i&lt;20; ++i)</text:p>
              <text:p text:style-name="P31"><text:s text:c="2"/>{</text:p>
              <text:p text:style-name="P31"><text:s text:c="2"/>sample = randu&lt;rowvec&gt;(3);</text:p>
              <text:p text:style-name="P31"><text:s text:c="2"/></text:p>
              <text:p text:style-name="P31"><text:s text:c="2"/>sample(1) -= sample(0);</text:p>
              <text:p text:style-name="P31"><text:s text:c="2"/>sample(2) += sample(1);</text:p>
              <text:p text:style-name="P31"><text:s text:c="2"/></text:p>
              <text:p text:style-name="P31"><text:s text:c="2"/>more_stats(sample);</text:p>
              <text:p text:style-name="P31"><text:s text:c="2"/>}</text:p>
              <text:p text:style-name="P31"/>
              <text:p text:style-name="P31">cout &lt;&lt; "covariance matrix = " &lt;&lt; endl;</text:p>
              <text:p text:style-name="P31">cout &lt;&lt; more_stats.cov() &lt;&lt; endl;</text:p>
              <text:p text:style-name="P31"/>
              <text:p text:style-name="P31">rowvec sd = more_stats.stddev();</text:p>
              <text:p text:style-name="P31"/>
              <text:p text:style-name="P31">cout &lt;&lt; "correlations = " &lt;&lt; endl;</text:p>
              <text:p text:style-name="P32">cout &lt;&lt; more_stats.cov() / (sd.t() * sd);</text:p>
            </text:list-header>
          </text:list>
          <text:p text:style-name="P74"/>
        </text:list-item>
        <text:list-item>
          <text:p text:style-name="P74">See also: </text:p>
          <text:list>
            <text:list-item>
              <text:p text:style-name="P74"><text:a xlink:type="simple" xlink:href="https://arma.sourceforge.net/docs.html#running_stat" text:style-name="Internet_20_link" text:visited-style-name="Visited_20_Internet_20_Link">running_stat</text:a> (running statistics of scalars) </text:p>
            </text:list-item>
            <text:list-item>
              <text:p text:style-name="P74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74"><text:a xlink:type="simple" xlink:href="https://arma.sourceforge.net/docs.html#cov" text:style-name="Internet_20_link" text:visited-style-name="Visited_20_Internet_20_Link">cov()</text:a> </text:p>
            </text:list-item>
            <text:list-item>
              <text:p text:style-name="P74"><text:soft-page-break/><text:a xlink:type="simple" xlink:href="https://arma.sourceforge.net/docs.html#cor" text:style-name="Internet_20_link" text:visited-style-name="Visited_20_Internet_20_Link">cor()</text:a> </text:p>
            </text:list-item>
            <text:list-item>
              <text:p text:style-name="P74"><text:a xlink:type="simple" xlink:href="https://arma.sourceforge.net/docs.html#gmm_diag" text:style-name="Internet_20_link" text:visited-style-name="Visited_20_Internet_20_Link">gmm_diag / gmm_full</text:a> - probabilistic clustering via Gaussian mixture models </text:p>
            </text:list-item>
          </text:list>
          <text:p text:style-name="P73"/>
        </text:list-item>
      </text:list>
      <text:p text:style-name="Horizontal_20_Line"/>
      <text:p text:style-name="P42"/>
      <text:p text:style-name="Text_20_body"><text:bookmark text:name="kmeans"/><text:span text:style-name="T1">kmeans(</text:span> means<text:span text:style-name="T1">,</text:span> data<text:span text:style-name="T1">,</text:span> k<text:span text:style-name="T1">,</text:span> seed_mode<text:span text:style-name="T1">,</text:span> n_iter<text:span text:style-name="T1">,</text:span> print_mode <text:span text:style-name="T1">)</text:span> </text:p>
      <text:list xml:id="list3936592262" text:style-name="L17">
        <text:list-item>
          <text:p text:style-name="P76">Cluster given data into <text:span text:style-name="T4">k</text:span> disjoint sets </text:p>
        </text:list-item>
        <text:list-item>
          <text:p text:style-name="P76">The <text:span text:style-name="T4">means</text:span> parameter is the output matrix for storing the resulting centroids of the sets, with each centroid stored as a column vector </text:p>
        </text:list-item>
        <text:list-item>
          <text:p text:style-name="P76">The <text:span text:style-name="T4">data</text:span> parameter is the input data matrix, with each sample stored as a column vector </text:p>
        </text:list-item>
        <text:list-item>
          <text:p text:style-name="P76">The <text:span text:style-name="T4">k</text:span> parameter indicates the number of centroids; the number of samples in the <text:span text:style-name="T4">data</text:span> matrix should be much larger than <text:span text:style-name="T4">k</text:span> </text:p>
        </text:list-item>
        <text:list-item>
          <text:p text:style-name="P76">The <text:span text:style-name="T4">seed_mode</text:span> parameter specifies how the initial centroids are seeded; it is one of: 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text:span text:style-name="Source_20_Text">keep_existing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use the centroids specified in the <text:span text:style-name="T4">means</text:span> matrix as the starting point</text:p>
          </table:table-cell>
        </table:table-row>
        <table:table-row>
          <table:table-cell table:style-name="Table7.A1" office:value-type="string">
            <text:p text:style-name="Table_20_Contents"><text:span text:style-name="Source_20_Text">static_subset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use a subset of the data vectors (repeatable)</text:p>
          </table:table-cell>
        </table:table-row>
        <table:table-row>
          <table:table-cell table:style-name="Table7.A1" office:value-type="string">
            <text:p text:style-name="Table_20_Contents"><text:span text:style-name="Source_20_Text">random_subset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use a subset of the data vectors (random)</text:p>
          </table:table-cell>
        </table:table-row>
        <table:table-row>
          <table:table-cell table:style-name="Table7.A1" office:value-type="string">
            <text:p text:style-name="Table_20_Contents"><text:span text:style-name="Source_20_Text">static_spread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use a maximally spread subset of data vectors (repeatable)</text:p>
          </table:table-cell>
        </table:table-row>
        <table:table-row>
          <table:table-cell table:style-name="Table7.A1" office:value-type="string">
            <text:p text:style-name="Table_20_Contents"><text:span text:style-name="Source_20_Text">random_spread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use a maximally spread subset of data vectors (random start)</text:p>
          </table:table-cell>
        </table:table-row>
      </table:table>
      <text:list xml:id="list30047789377252" text:continue-numbering="true" text:style-name="L17">
        <text:list-item>
          <text:list>
            <text:list-header>
              <text:p text:style-name="P76"><text:line-break/><text:span text:style-name="T1">Caveat:</text:span> seeding the initial centroids with <text:span text:style-name="Source_20_Text">static_spread</text:span> and <text:span text:style-name="Source_20_Text">random_spread</text:span> can be much more time consuming than with <text:span text:style-name="Source_20_Text">static_subset</text:span> and <text:span text:style-name="Source_20_Text">random_subset</text:span> </text:p>
            </text:list-header>
          </text:list>
          <text:p text:style-name="P76"/>
        </text:list-item>
        <text:list-item>
          <text:p text:style-name="P76">The <text:span text:style-name="T4">n_iter</text:span> parameter specifies the number of clustering iterations; this is data dependent, but about 10 is typically sufficient </text:p>
        </text:list-item>
        <text:list-item>
          <text:p text:style-name="P76">The <text:span text:style-name="T4">print_mode</text:span> parameter is either <text:span text:style-name="T4">true</text:span> or <text:span text:style-name="T4">false</text:span>, indicating whether progress is printed during clustering </text:p>
        </text:list-item>
        <text:list-item>
          <text:p text:style-name="P76">If the clustering fails, the <text:span text:style-name="T4">means</text:span> matrix is reset and a bool set to <text:span text:style-name="T4">false</text:span> is returned </text:p>
        </text:list-item>
        <text:list-item>
          <text:p text:style-name="P76">For faster execution on multi-core machines, enable OpenMP in your compiler (eg. <text:span text:style-name="T4">-fopenmp</text:span> in GCC and clang) </text:p>
        </text:list-item>
        <text:list-item>
          <text:p text:style-name="P76"><text:span text:style-name="T1">Caveat:</text:span> for probabilistic clustering, use the <text:a xlink:type="simple" xlink:href="https://arma.sourceforge.net/docs.html#gmm_diag" text:style-name="Internet_20_link" text:visited-style-name="Visited_20_Internet_20_Link">gmm_diag</text:a> or <text:a xlink:type="simple" xlink:href="https://arma.sourceforge.net/docs.html#gmm_full" text:style-name="Internet_20_link" text:visited-style-name="Visited_20_Internet_20_Link">gmm_full</text:a> classes instead </text:p>
        </text:list-item>
        <text:list-item>
          <text:p text:style-name="P75">Examples: </text:p>
          <text:list>
            <text:list-header>
              <text:p text:style-name="P33">uword d = 5; <text:s text:c="6"/>// dimensionality</text:p>
              <text:p text:style-name="P33">uword N = 10000; <text:s text:c="2"/>// number of vectors</text:p>
              <text:p text:style-name="P33"/>
              <text:p text:style-name="P33">mat data(d, N, fill::randu);</text:p>
              <text:p text:style-name="P33"/>
              <text:p text:style-name="P33">mat means;</text:p>
              <text:p text:style-name="P33"/>
              <text:p text:style-name="P33">bool status = kmeans(means, data, 2, random_subset, 10, true);</text:p>
              <text:p text:style-name="P33"/>
              <text:p text:style-name="P33">if(status == false)</text:p>
              <text:p text:style-name="P33"><text:soft-page-break/><text:s text:c="2"/>{</text:p>
              <text:p text:style-name="P33"><text:s text:c="2"/>cout &lt;&lt; "clustering failed" &lt;&lt; endl;</text:p>
              <text:p text:style-name="P33"><text:s text:c="2"/>}</text:p>
              <text:p text:style-name="P33"/>
              <text:p text:style-name="P34">means.print("means:");</text:p>
            </text:list-header>
          </text:list>
          <text:p text:style-name="P76"/>
        </text:list-item>
        <text:list-item>
          <text:p text:style-name="P76">See also: </text:p>
          <text:list>
            <text:list-item>
              <text:p text:style-name="P76"><text:a xlink:type="simple" xlink:href="https://arma.sourceforge.net/docs.html#gmm_diag" text:style-name="Internet_20_link" text:visited-style-name="Visited_20_Internet_20_Link">gmm_diag / gmm_full</text:a> </text:p>
            </text:list-item>
            <text:list-item>
              <text:p text:style-name="P76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76"><text:a xlink:type="simple" xlink:href="https://arma.sourceforge.net/docs.html#running_stat_vec" text:style-name="Internet_20_link" text:visited-style-name="Visited_20_Internet_20_Link">running_stat_vec</text:a> </text:p>
            </text:list-item>
            <text:list-item>
              <text:p text:style-name="P76"><text:a xlink:type="simple" xlink:href="https://en.wikipedia.org/wiki/K-means_clustering" text:style-name="Internet_20_link" text:visited-style-name="Visited_20_Internet_20_Link">k-means clustering in Wikipedia</text:a> </text:p>
            </text:list-item>
            <text:list-item>
              <text:p text:style-name="P76"><text:a xlink:type="simple" xlink:href="https://mathworld.wolfram.com/K-MeansClusteringAlgorithm.html" text:style-name="Internet_20_link" text:visited-style-name="Visited_20_Internet_20_Link">k-means clustering in MathWorld</text:a> </text:p>
            </text:list-item>
            <text:list-item>
              <text:p text:style-name="P76"><text:a xlink:type="simple" xlink:href="https://en.wikipedia.org/wiki/OpenMP" text:style-name="Internet_20_link" text:visited-style-name="Visited_20_Internet_20_Link">OpenMP in Wikipedia</text:a> </text:p>
            </text:list-item>
          </text:list>
          <text:p text:style-name="P75"/>
        </text:list-item>
      </text:list>
      <text:p text:style-name="Horizontal_20_Line"/>
      <text:p text:style-name="P42"/>
      <text:p text:style-name="Text_20_body"><text:bookmark text:name="gmm_diag"/><text:bookmark text:name="gmm_full"/><text:span text:style-name="T1">gmm_diag</text:span> <text:line-break/><text:span text:style-name="T1">gmm_full</text:span> </text:p>
      <text:list xml:id="list196554524" text:style-name="L18">
        <text:list-item>
          <text:p text:style-name="P78">Classes for multi-variate probabilistic clustering and likelihood calculation via <text:span text:style-name="T1">Gaussian Mixture Models</text:span> (GMMs) </text:p>
        </text:list-item>
        <text:list-item>
          <text:p text:style-name="P78">Distribution of data is modelled as: 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P38">n_gaus-1</text:p>
          </table:table-cell>
          <table:table-cell table:style-name="Table8.A1" office:value-type="string">
            <text:p text:style-name="Table_20_Contents"> </text:p>
          </table:table-cell>
        </table:table-row>
        <table:table-row>
          <table:table-cell table:style-name="Table8.A1" office:value-type="string">
            <text:p text:style-name="P39">p<text:span text:style-name="T2">(</text:span>x<text:span text:style-name="T2">)</text:span></text:p>
          </table:table-cell>
          <table:table-cell table:style-name="Table8.A1" office:value-type="string">
            <text:p text:style-name="Table_20_Contents"> <text:span text:style-name="T2">=</text:span> </text:p>
          </table:table-cell>
          <table:table-cell table:style-name="Table8.A1" office:value-type="string">
            <text:p text:style-name="Table_20_Contents">∑</text:p>
          </table:table-cell>
          <table:table-cell table:style-name="Table8.A1" office:value-type="string">
            <text:p text:style-name="Table_20_Contents"><text:span text:style-name="T4">h</text:span><text:span text:style-name="T6">g</text:span>  <text:span text:style-name="T2">N(</text:span> <text:span text:style-name="T4">x</text:span> | <text:span text:style-name="T4">m</text:span><text:span text:style-name="T6">g</text:span> , <text:span text:style-name="T4">C</text:span><text:span text:style-name="T6">g</text:span> <text:span text:style-name="T2">)</text:span></text:p>
          </table:table-cell>
        </table:table-row>
        <table:table-row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P40">g=0</text:p>
          </table:table-cell>
          <table:table-cell table:style-name="Table8.A1" office:value-type="string">
            <text:p text:style-name="Table_20_Contents"> </text:p>
          </table:table-cell>
        </table:table-row>
      </table:table>
      <text:list xml:id="list30047076984642" text:continue-numbering="true" text:style-name="L18">
        <text:list-header>
          <text:p text:style-name="P78">where: </text:p>
          <text:list>
            <text:list-item>
              <text:p text:style-name="P78"><text:span text:style-name="T4">x</text:span> is a column vector </text:p>
            </text:list-item>
            <text:list-item>
              <text:p text:style-name="P78"><text:span text:style-name="T4">n_gaus</text:span> is the number of Gaussians; <text:span text:style-name="T4">n_gaus</text:span> ≥ 1 </text:p>
            </text:list-item>
            <text:list-item>
              <text:p text:style-name="P78">N( <text:span text:style-name="T4">x</text:span> | <text:span text:style-name="T4">m</text:span><text:span text:style-name="T6">g</text:span> , <text:span text:style-name="T4">C</text:span><text:span text:style-name="T6">g</text:span> ) represents a Gaussian (normal) distribution </text:p>
            </text:list-item>
            <text:list-item>
              <text:p text:style-name="P78">each Gaussian <text:span text:style-name="T4">g</text:span> has the following parameters: </text:p>
              <text:list>
                <text:list-item>
                  <text:p text:style-name="P78"><text:span text:style-name="T4">h</text:span><text:span text:style-name="T6">g</text:span> is the heft (weight), with constraints <text:span text:style-name="T4">h</text:span><text:span text:style-name="T6">g</text:span> ≥ 0 and ∑<text:span text:style-name="T4">h</text:span><text:span text:style-name="T6">g</text:span> = 1 </text:p>
                </text:list-item>
                <text:list-item>
                  <text:p text:style-name="P78"><text:span text:style-name="T4">m</text:span><text:span text:style-name="T6">g</text:span> is the mean vector (centroid) with dimensionality <text:span text:style-name="T4">n_dims</text:span> </text:p>
                </text:list-item>
                <text:list-item>
                  <text:p text:style-name="P78"><text:span text:style-name="T4">C</text:span><text:span text:style-name="T6">g</text:span> is the covariance matrix (either diagonal or full) </text:p>
                </text:list-item>
              </text:list>
            </text:list-item>
          </text:list>
          <text:p text:style-name="P78"/>
        </text:list-header>
        <text:list-item>
          <text:p text:style-name="P78"><text:span text:style-name="T4">gmm_diag</text:span> is tailored for <text:span text:style-name="T1">diagonal covariance matrices</text:span> </text:p>
        </text:list-item>
        <text:list-item>
          <text:p text:style-name="P78"><text:span text:style-name="T4">gmm_full</text:span> is tailored for <text:span text:style-name="T1">full covariance matrices</text:span> </text:p>
        </text:list-item>
        <text:list-item>
          <text:p text:style-name="P78"><text:span text:style-name="T4">gmm_diag</text:span> is considerably faster than <text:span text:style-name="T4">gmm_full</text:span>, at the cost of some reduction in modelling accuracy </text:p>
        </text:list-item>
        <text:list-item>
          <text:p text:style-name="P78">Both <text:span text:style-name="T4">gmm_diag</text:span> and <text:span text:style-name="T4">gmm_full</text:span> include tailored k-means and Expectation Maximisation algorithms for learning model parameters from training data </text:p>
        </text:list-item>
        <text:list-item>
          <text:p text:style-name="P78">For faster execution on multi-core machines, enable OpenMP in your compiler (eg. <text:span text:style-name="T4">-fopenmp</text:span> in GCC and clang) </text:p>
        </text:list-item>
        <text:list-item>
          <text:p text:style-name="P78">Implementation details are available in the following paper: </text:p>
          <text:list>
            <text:list-header>
              <text:p text:style-name="P78">Conrad Sanderson and Ryan Curtin. <text:line-break/><text:a xlink:type="simple" xlink:href="https://arma.sourceforge.net/armadillo_spcs_2017.pdf" text:style-name="Internet_20_link" text:visited-style-name="Visited_20_Internet_20_Link"><text:span text:style-name="T4">An Open Source C++ Implementation of Multi-Threaded Gaussian Mixture Models, </text:span></text:a><text:soft-page-break/><text:a xlink:type="simple" xlink:href="https://arma.sourceforge.net/armadillo_spcs_2017.pdf" text:style-name="Internet_20_link" text:visited-style-name="Visited_20_Internet_20_Link"><text:span text:style-name="T4">k-Means and Expectation Maximisation</text:span></text:a>. <text:line-break/><text:a xlink:type="simple" xlink:href="https://doi.org/10.1109/ICSPCS.2017.8270510" text:style-name="Internet_20_link" text:visited-style-name="Visited_20_Internet_20_Link">International Conference on Signal Processing and Communication Systems, 2017.</text:a> </text:p>
            </text:list-header>
          </text:list>
          <text:p text:style-name="P78"/>
        </text:list-item>
        <text:list-item>
          <text:p text:style-name="P77">For an instance of <text:span text:style-name="T4">gmm_diag</text:span> or <text:span text:style-name="T4">gmm_full</text:span> named as <text:span text:style-name="T4">M</text:span>, the member functions and variables are: 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<text:span text:style-name="T1">M.log_p(</text:span>V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log-likelihood of vector <text:span text:style-name="T4">V</text:span> (of type <text:span text:style-name="T4">vec</text:span>) </text:p>
          </table:table-cell>
        </table:table-row>
        <table:table-row>
          <table:table-cell table:style-name="Table9.A1" office:value-type="string">
            <text:p text:style-name="Table_20_Contents"><text:span text:style-name="T1">M.log_p(</text:span>V, g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log-likelihood of vector <text:span text:style-name="T4">V</text:span> (of type <text:span text:style-name="T4">vec</text:span>), according to Gaussian with index <text:span text:style-name="T4">g</text:span>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log_p(</text:span>X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row vector (of type <text:span text:style-name="Source_20_Text">rowvec</text:span>) containing log-likelihoods of each column vector in matrix <text:span text:style-name="T4">X</text:span> (of type <text:span text:style-name="T4">mat</text:span>) </text:p>
          </table:table-cell>
        </table:table-row>
        <table:table-row>
          <table:table-cell table:style-name="Table9.A1" office:value-type="string">
            <text:p text:style-name="Table_20_Contents"><text:span text:style-name="T1">M.log_p(</text:span>X, g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row vector (of type <text:span text:style-name="Source_20_Text">rowvec</text:span>) containing log-likelihoods of each column vector in matrix <text:span text:style-name="T4">X</text:span> (of type <text:span text:style-name="T4">mat</text:span>), according to Gaussian with index <text:span text:style-name="T4">g</text:span>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um_log_p(</text:span>X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sum of log-likelihoods for all column vectors in matrix <text:span text:style-name="T4">X</text:span> (of type <text:span text:style-name="T4">mat</text:span>) </text:p>
          </table:table-cell>
        </table:table-row>
        <table:table-row>
          <table:table-cell table:style-name="Table9.A1" office:value-type="string">
            <text:p text:style-name="Table_20_Contents"><text:span text:style-name="T1">M.sum_log_p(</text:span>X, g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sum of log-likelihoods for all column vectors in matrix <text:span text:style-name="T4">X</text:span> (of type <text:span text:style-name="T4">mat</text:span>), according to Gaussian with index <text:span text:style-name="T4">g</text:span>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avg_log_p(</text:span>X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average log-likelihood of all column vectors in matrix <text:span text:style-name="T4">X</text:span> (of type <text:span text:style-name="T4">mat</text:span>) </text:p>
          </table:table-cell>
        </table:table-row>
        <table:table-row>
          <table:table-cell table:style-name="Table9.A1" office:value-type="string">
            <text:p text:style-name="Table_20_Contents"><text:span text:style-name="T1">M.avg_log_p(</text:span>X, g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scalar representing the average log-likelihood of all column vectors in matrix <text:span text:style-name="T4">X</text:span> (of type <text:span text:style-name="T4">mat</text:span>), according to Gaussian with index <text:span text:style-name="T4">g</text:span>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assign(</text:span>V, dist_mod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the index of the closest mean (or Gaussian) to vector <text:span text:style-name="T4">V</text:span> (of type <text:span text:style-name="T4">vec</text:span>);<text:line-break/>parameter <text:span text:style-name="T4">dist_mode</text:span> is one of: 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Table_20_Contents"><text:span text:style-name="Source_20_Text">eucl_dist</text:span></text:p>
                </table:table-cell>
                <table:table-cell table:style-name="Table10.A1" office:value-type="string">
                  <text:p text:style-name="Table_20_Contents">   </text:p>
                </table:table-cell>
                <table:table-cell table:style-name="Table10.A1" office:value-type="string">
                  <text:p text:style-name="Table_20_Contents">Euclidean distance (takes only means into account)</text:p>
                </table:table-cell>
              </table:table-row>
              <table:table-row>
                <table:table-cell table:style-name="Table10.A1" office:value-type="string">
                  <text:p text:style-name="Table_20_Contents"><text:span text:style-name="Source_20_Text">prob_dist</text:span></text:p>
                </table:table-cell>
                <table:table-cell table:style-name="Table10.A1" office:value-type="string">
                  <text:p text:style-name="Table_20_Contents">   </text:p>
                </table:table-cell>
                <table:table-cell table:style-name="Table10.A1" office:value-type="string">
                  <text:p text:style-name="Table_20_Contents">probabilistic "distance", defined as the inverse likelihood (takes into account means, covariances and hefts)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9.A1" office:value-type="string">
            <text:p text:style-name="Table_20_Contents"><text:span text:style-name="T1">M.assign(</text:span>X, dist_mod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row vector (of type <text:span text:style-name="T4">urowvec</text:span>) containing the indices of the closest means (or Gaussians) to each column vector in matrix <text:span text:style-name="T4">X</text:span> (of type <text:span text:style-name="T4">mat</text:span>);<text:line-break/>parameter <text:span text:style-name="T4">dist_mode</text:span> is either <text:span text:style-name="Source_20_Text">eucl_dist</text:span> or <text:span text:style-name="Source_20_Text">prob_dist</text:span> (as per the <text:span text:style-name="T1">.assign()</text:span> function above)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raw_hist(</text:span>X, dist_mod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row vector (of type <text:span text:style-name="Source_20_Text">urowvec</text:span>) representing the raw histogram of counts; each entry is the number of counts corresponding to a Gaussian; each count is the number times the corresponding Gaussian was the closest to each column vector in matrix <text:span text:style-name="T4">X</text:span>;<text:line-break/><text:soft-page-break/>parameter <text:span text:style-name="T4">dist_mode</text:span> is either <text:span text:style-name="Source_20_Text">eucl_dist</text:span> or <text:span text:style-name="Source_20_Text">prob_dist</text:span> (as per the <text:span text:style-name="T1">.assign()</text:span> function above) </text:p>
          </table:table-cell>
        </table:table-row>
        <table:table-row>
          <table:table-cell table:style-name="Table9.A1" office:value-type="string">
            <text:p text:style-name="Table_20_Contents"><text:span text:style-name="T1">M.norm_hist(</text:span>X, dist_mod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imilar to the <text:span text:style-name="T1">.raw_hist()</text:span> function above; return a row vector (of type <text:span text:style-name="Source_20_Text">rowvec</text:span>) containing normalised counts; the vector sums to one;<text:line-break/>parameter <text:span text:style-name="T4">dist_mode</text:span> is either <text:span text:style-name="Source_20_Text">eucl_dist</text:span> or <text:span text:style-name="Source_20_Text">prob_dist</text:span> (as per the <text:span text:style-name="T1">.assign()</text:span> function above)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generate(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column vector (of type <text:span text:style-name="T4">vec</text:span>) representing a random sample generated according to the model's parameters </text:p>
          </table:table-cell>
        </table:table-row>
        <table:table-row>
          <table:table-cell table:style-name="Table9.A1" office:value-type="string">
            <text:p text:style-name="Table_20_Contents"><text:span text:style-name="T1">M.generate(</text:span>N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a matrix (of type <text:span text:style-name="T4">mat</text:span>) containing <text:span text:style-name="T4">N</text:span> column vectors, with each vector representing a random sample generated according to the model's parameter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ave(</text:span>filenam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ave the model to a file and return a <text:span text:style-name="T4">bool</text:span> indicating either success (<text:span text:style-name="T4">true</text:span>) or failure (<text:span text:style-name="T4">false</text:span>) </text:p>
          </table:table-cell>
        </table:table-row>
        <table:table-row>
          <table:table-cell table:style-name="Table9.A1" office:value-type="string">
            <text:p text:style-name="Table_20_Contents"><text:span text:style-name="T1">M.load(</text:span>filename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load the model from a file and return a <text:span text:style-name="T4">bool</text:span> indicating either success (<text:span text:style-name="T4">true</text:span>) or failure (<text:span text:style-name="T4">false</text:span>)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n_gaus(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the number of means/Gaussians in the model </text:p>
          </table:table-cell>
        </table:table-row>
        <table:table-row>
          <table:table-cell table:style-name="Table9.A1" office:value-type="string">
            <text:p text:style-name="Table_20_Contents"><text:span text:style-name="T1">M.n_dims(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turn the dimensionality of the means/Gaussians in the model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reset(</text:span>n_dims, n_gaus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model to have dimensionality <text:span text:style-name="T4">n_dims</text:span>, with <text:span text:style-name="T4">n_gaus</text:span> number of Gaussians;<text:line-break/>all the means are set to zero, all covariance matrix representations are equivalent to the identity matrix, and all the hefts (weights) are set to be uniform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hefts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ad-only row vector (of type <text:span text:style-name="T4">rowvec</text:span>) containing the hefts (weights) </text:p>
          </table:table-cell>
        </table:table-row>
        <table:table-row>
          <table:table-cell table:style-name="Table9.A1" office:value-type="string">
            <text:p text:style-name="Table_20_Contents"><text:span text:style-name="T1">M.means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ad-only matrix (of type <text:span text:style-name="T4">mat</text:span>) containing the means (centroids), stored as column vector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dcovs</text:span> <text:line-break/><text:span text:style-name="T4">[only in gmm_diag]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ad-only matrix (of type <text:span text:style-name="T4">mat</text:span>) containing the representation of diagonal covariance matrices, with the set of diagonal covariances for each Gaussian stored as a column vector; applicable only to the <text:span text:style-name="T4">gmm_diag</text:span> clas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fcovs</text:span> <text:line-break/><text:span text:style-name="T4">[only in gmm_full]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read-only <text:a xlink:type="simple" xlink:href="https://arma.sourceforge.net/docs.html#Cube" text:style-name="Internet_20_link" text:visited-style-name="Visited_20_Internet_20_Link">cube</text:a> containing the full covariance matrices, with each covariance matrix stored as a slice within the cube; applicable only to the <text:span text:style-name="T4">gmm_full</text:span> clas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et_hefts(</text:span>V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hefts (weights) of the model to be as specified in row vector <text:span text:style-name="T4">V</text:span> (of type <text:span text:style-name="T4">rowvec</text:span>); the number of hefts must match the existing model </text:p>
          </table:table-cell>
        </table:table-row>
        <table:table-row>
          <table:table-cell table:style-name="Table9.A1" office:value-type="string">
            <text:p text:style-name="Table_20_Contents"><text:span text:style-name="T1">M.set_means(</text:span>X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means to be as specified in matrix <text:span text:style-name="T4">X</text:span> (of type <text:span text:style-name="T4">mat</text:span>); the number of means and their dimensionality must match the <text:soft-page-break/>existing model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et_dcovs(</text:span>X<text:span text:style-name="T1">)</text:span> <text:line-break/><text:span text:style-name="T4">[only in gmm_diag]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diagonal covariances matrices to be as specified in matrix <text:span text:style-name="T4">X</text:span> (of type <text:span text:style-name="T4">mat</text:span>), with the set of diagonal covariances for each Gaussian stored as a column vector; the number of covariance matrices and their dimensionality must match the existing model; applicable only to the <text:span text:style-name="T4">gmm_diag</text:span> clas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et_fcovs(</text:span>X<text:span text:style-name="T1">)</text:span> <text:line-break/><text:span text:style-name="T4">[only in gmm_full]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full covariances matrices to be as specified in cube <text:span text:style-name="T4">X</text:span>, with each covariance matrix stored as a slice within the cube; the number of covariance matrices and their dimensionality must match the existing model; applicable only to the <text:span text:style-name="T4">gmm_full</text:span> clas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Table_20_Contents"><text:span text:style-name="T1">M.set_params(</text:span><text:span text:style-name="T7">means</text:span>, <text:span text:style-name="T7">covs</text:span>, <text:span text:style-name="T7">hefts</text:span><text:span text:style-name="T1">)</text:span> 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all the parameters at the same time; the type and layout of the parameters is as per the <text:span text:style-name="T1">.set_hefts()</text:span>, <text:span text:style-name="T1">.set_means()</text:span>, <text:span text:style-name="T1">.set_dcovs()</text:span> and <text:span text:style-name="T1">.set_fcovs()</text:span> functions above; the number of Gaussians and dimensionality can be different from the existing model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table:number-columns-spanned="3" office:value-type="string">
            <text:p text:style-name="Table_20_Contents"><text:span text:style-name="T1">M.learn(</text:span>data, n_gaus, dist_mode, seed_mode, km_iter, em_iter, var_floor, print_mode<text:span text:style-name="T1">)</text:span><text:line-break/>learn the model parameters via multi-threaded k-means and/or EM algorithms; return a <text:span text:style-name="Source_20_Text">bool</text:span> value, with <text:span text:style-name="T4">true</text:span> indicating success, and <text:span text:style-name="T4">false</text:span> indicating failure; the parameters have the following meanings: 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data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matrix (of type <text:span text:style-name="T4">mat</text:span>) containing training samples; each sample is stored as a column vector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n_gaus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et the number of Gaussians to <text:span text:style-name="T4">n_gaus</text:span>; to help convergence, it is recommended that the given <text:span text:style-name="T4">data</text:span> matrix (above) contains at least 10 samples for each Gaussian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dist_mode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pecifies the distance used during the seeding of initial means and k-means clustering: 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Table_20_Contents"><text:span text:style-name="Source_20_Text">eucl_dist</text:span></text:p>
                </table:table-cell>
                <table:table-cell table:style-name="Table11.A1" office:value-type="string">
                  <text:p text:style-name="Table_20_Contents">   </text:p>
                </table:table-cell>
                <table:table-cell table:style-name="Table11.A1" office:value-type="string">
                  <text:p text:style-name="Table_20_Contents">Euclidean distance</text:p>
                </table:table-cell>
              </table:table-row>
              <table:table-row>
                <table:table-cell table:style-name="Table11.A1" office:value-type="string">
                  <text:p text:style-name="Table_20_Contents"><text:span text:style-name="Source_20_Text">maha_dist</text:span></text:p>
                </table:table-cell>
                <table:table-cell table:style-name="Table11.A1" office:value-type="string">
                  <text:p text:style-name="Table_20_Contents">   </text:p>
                </table:table-cell>
                <table:table-cell table:style-name="Table11.A1" office:value-type="string">
                  <text:p text:style-name="Table_20_Contents">Mahalanobis distance, which uses a global diagonal covariance matrix estimated from the training samples; this is recommended for probabilistic applications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seed_mode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specifies how the initial means are seeded prior to running k-means and/or EM algorithms: 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Table_20_Contents"><text:span text:style-name="Source_20_Text">keep_existing</text:span></text:p>
                </table:table-cell>
                <table:table-cell table:style-name="Table12.A1" office:value-type="string">
                  <text:p text:style-name="Table_20_Contents">   </text:p>
                </table:table-cell>
                <table:table-cell table:style-name="Table12.A1" office:value-type="string">
                  <text:p text:style-name="Table_20_Contents">keep the existing model (do not modify the means, covariances and hefts)</text:p>
                </table:table-cell>
              </table:table-row>
              <table:table-row>
                <table:table-cell table:style-name="Table12.A1" office:value-type="string">
                  <text:p text:style-name="Table_20_Contents"><text:span text:style-name="Source_20_Text">static_subset</text:span></text:p>
                </table:table-cell>
                <table:table-cell table:style-name="Table12.A1" office:value-type="string">
                  <text:p text:style-name="Table_20_Contents">   </text:p>
                </table:table-cell>
                <table:table-cell table:style-name="Table12.A1" office:value-type="string">
                  <text:p text:style-name="Table_20_Contents">a subset of the training samples (repeatable)</text:p>
                </table:table-cell>
              </table:table-row>
              <table:table-row>
                <table:table-cell table:style-name="Table12.A1" office:value-type="string">
                  <text:p text:style-name="Table_20_Contents"><text:soft-page-break/><text:span text:style-name="Source_20_Text">random_subset</text:span></text:p>
                </table:table-cell>
                <table:table-cell table:style-name="Table12.A1" office:value-type="string">
                  <text:p text:style-name="Table_20_Contents">   </text:p>
                </table:table-cell>
                <table:table-cell table:style-name="Table12.A1" office:value-type="string">
                  <text:p text:style-name="Table_20_Contents">a subset of the training samples (random)</text:p>
                </table:table-cell>
              </table:table-row>
              <table:table-row>
                <table:table-cell table:style-name="Table12.A1" office:value-type="string">
                  <text:p text:style-name="Table_20_Contents"><text:span text:style-name="Source_20_Text">static_spread</text:span></text:p>
                </table:table-cell>
                <table:table-cell table:style-name="Table12.A1" office:value-type="string">
                  <text:p text:style-name="Table_20_Contents">   </text:p>
                </table:table-cell>
                <table:table-cell table:style-name="Table12.A1" office:value-type="string">
                  <text:p text:style-name="Table_20_Contents">a maximally spread subset of training samples (repeatable)</text:p>
                </table:table-cell>
              </table:table-row>
              <table:table-row>
                <table:table-cell table:style-name="Table12.A1" office:value-type="string">
                  <text:p text:style-name="Table_20_Contents"><text:span text:style-name="Source_20_Text">random_spread</text:span></text:p>
                </table:table-cell>
                <table:table-cell table:style-name="Table12.A1" office:value-type="string">
                  <text:p text:style-name="Table_20_Contents">   </text:p>
                </table:table-cell>
                <table:table-cell table:style-name="Table12.A1" office:value-type="string">
                  <text:p text:style-name="Table_20_Contents">a maximally spread subset of training samples (random start)</text:p>
                </table:table-cell>
              </table:table-row>
            </table:table>
            <text:p text:style-name="Table_20_Contents"><text:line-break/><text:span text:style-name="T1">caveat:</text:span> seeding the initial means with <text:span text:style-name="Source_20_Text">static_spread</text:span> and <text:span text:style-name="Source_20_Text">random_spread</text:span> can be much more time consuming than with <text:span text:style-name="Source_20_Text">static_subset</text:span> and <text:span text:style-name="Source_20_Text">random_subset</text:span>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km_iter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the number of iterations of the k-means algorithm; this is data dependent, but typically 10 iterations are sufficient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em_iter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the number of iterations of the EM algorithm; this is data dependent, but typically 5 to 10 iterations are sufficient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var_floor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the variance floor (smallest allowed value) for the diagonal covariances; setting this to a small non-zero value can help with convergence and/or better quality parameter estimates </text:p>
          </table:table-cell>
        </table:table-row>
        <table:table-row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 </text:p>
          </table:table-cell>
        </table:table-row>
        <table:table-row>
          <table:table-cell table:style-name="Table9.A1" office:value-type="string">
            <text:p text:style-name="P39">print_mode</text:p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either <text:span text:style-name="Source_20_Text">true</text:span> or <text:span text:style-name="Source_20_Text">false</text:span>; enable or disable printing of progress during the k-means and EM algorithms </text:p>
          </table:table-cell>
        </table:table-row>
      </table:table>
      <text:list xml:id="list30046700143570" text:continue-numbering="true" text:style-name="L18">
        <text:list-header>
          <text:p text:style-name="P77"/>
        </text:list-header>
        <text:list-item>
          <text:p text:style-name="P77">Examples: </text:p>
          <text:list>
            <text:list-header>
              <text:p text:style-name="P35">// create synthetic data with 2 Gaussians</text:p>
              <text:p text:style-name="P35"/>
              <text:p text:style-name="P35">uword d = 5; <text:s text:c="6"/>// dimensionality</text:p>
              <text:p text:style-name="P35">uword N = 10000; <text:s text:c="2"/>// number of vectors</text:p>
              <text:p text:style-name="P35"/>
              <text:p text:style-name="P35">mat data(d, N, fill::zeros);</text:p>
              <text:p text:style-name="P35"/>
              <text:p text:style-name="P35">vec mean0 = linspace&lt;vec&gt;(1,d,d);</text:p>
              <text:p text:style-name="P35">vec mean1 = mean0 + 2;</text:p>
              <text:p text:style-name="P35"/>
              <text:p text:style-name="P35">uword i = 0;</text:p>
              <text:p text:style-name="P35"/>
              <text:p text:style-name="P35">while(i &lt; N)</text:p>
              <text:p text:style-name="P35"><text:s text:c="2"/>{</text:p>
              <text:p text:style-name="P35"><text:s text:c="2"/>if(i &lt; N) <text:s/>{ data.col(i) = mean0 + randn&lt;vec&gt;(d); ++i; }</text:p>
              <text:p text:style-name="P35"><text:s text:c="2"/>if(i &lt; N) <text:s/>{ data.col(i) = mean0 + randn&lt;vec&gt;(d); ++i; }</text:p>
              <text:p text:style-name="P35"><text:s text:c="2"/>if(i &lt; N) <text:s/>{ data.col(i) = mean1 + randn&lt;vec&gt;(d); ++i; }</text:p>
              <text:p text:style-name="P35"><text:s text:c="2"/>}</text:p>
              <text:p text:style-name="P35"/>
              <text:p text:style-name="P35"/>
              <text:p text:style-name="P35">// model the data as a diagonal GMM with 2 Gaussians</text:p>
              <text:p text:style-name="P35"/>
              <text:p text:style-name="P35">gmm_diag model;</text:p>
              <text:p text:style-name="P35"/>
              <text:p text:style-name="P35">bool status = model.learn(data, 2, maha_dist, random_subset, 10, 5, 1e-10, true);</text:p>
              <text:p text:style-name="P35"/>
              <text:p text:style-name="P35">if(status == false)</text:p>
              <text:p text:style-name="P35"><text:soft-page-break/><text:s text:c="2"/>{</text:p>
              <text:p text:style-name="P35"><text:s text:c="2"/>cout &lt;&lt; "learning failed" &lt;&lt; endl;</text:p>
              <text:p text:style-name="P35"><text:s text:c="2"/>}</text:p>
              <text:p text:style-name="P35"/>
              <text:p text:style-name="P35">model.means.print("means:");</text:p>
              <text:p text:style-name="P35"/>
              <text:p text:style-name="P35">double <text:s/>scalar_likelihood = model.log_p( data.col(0) <text:s text:c="3"/>);</text:p>
              <text:p text:style-name="P35">rowvec <text:s text:c="4"/>set_likelihood = model.log_p( data.cols(0,9) );</text:p>
              <text:p text:style-name="P35"/>
              <text:p text:style-name="P35">double overall_likelihood = model.avg_log_p(data);</text:p>
              <text:p text:style-name="P35"/>
              <text:p text:style-name="P35">uword <text:s text:c="2"/>gaus_id <text:s/>= model.assign( data.col(0), <text:s text:c="3"/>eucl_dist );</text:p>
              <text:p text:style-name="P35">urowvec gaus_ids = model.assign( data.cols(0,9), prob_dist );</text:p>
              <text:p text:style-name="P35"/>
              <text:p text:style-name="P35">urowvec hist1 = model.raw_hist (data, prob_dist);</text:p>
              <text:p text:style-name="P35"><text:s/>rowvec hist2 = model.norm_hist(data, eucl_dist);</text:p>
              <text:p text:style-name="P35"/>
              <text:p text:style-name="P36">model.save("my_model.gmm");</text:p>
            </text:list-header>
          </text:list>
          <text:p text:style-name="P78"/>
        </text:list-item>
        <text:list-item>
          <text:p text:style-name="P78">See also: </text:p>
          <text:list>
            <text:list-item>
              <text:p text:style-name="P78"><text:a xlink:type="simple" xlink:href="https://arma.sourceforge.net/docs.html#normpdf" text:style-name="Internet_20_link" text:visited-style-name="Visited_20_Internet_20_Link">normpdf()</text:a> </text:p>
            </text:list-item>
            <text:list-item>
              <text:p text:style-name="P78"><text:a xlink:type="simple" xlink:href="https://arma.sourceforge.net/docs.html#mvnrnd" text:style-name="Internet_20_link" text:visited-style-name="Visited_20_Internet_20_Link">mvnrnd()</text:a> </text:p>
            </text:list-item>
            <text:list-item>
              <text:p text:style-name="P78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78"><text:a xlink:type="simple" xlink:href="https://arma.sourceforge.net/docs.html#running_stat_vec" text:style-name="Internet_20_link" text:visited-style-name="Visited_20_Internet_20_Link">running_stat_vec</text:a> </text:p>
            </text:list-item>
            <text:list-item>
              <text:p text:style-name="P78"><text:a xlink:type="simple" xlink:href="https://arma.sourceforge.net/docs.html#kmeans" text:style-name="Internet_20_link" text:visited-style-name="Visited_20_Internet_20_Link">kmeans()</text:a> </text:p>
            </text:list-item>
            <text:list-item>
              <text:p text:style-name="P78"><text:a xlink:type="simple" xlink:href="https://en.wikipedia.org/wiki/Covariance_matrix" text:style-name="Internet_20_link" text:visited-style-name="Visited_20_Internet_20_Link">covariance matrix in Wikipedia</text:a> </text:p>
            </text:list-item>
            <text:list-item>
              <text:p text:style-name="P78"><text:a xlink:type="simple" xlink:href="https://mathworld.wolfram.com/CovarianceMatrix.html" text:style-name="Internet_20_link" text:visited-style-name="Visited_20_Internet_20_Link">covariance matrix in MathWorld</text:a> </text:p>
            </text:list-item>
            <text:list-item>
              <text:p text:style-name="P78"><text:a xlink:type="simple" xlink:href="https://en.wikipedia.org/wiki/Mahalanobis_distance" text:style-name="Internet_20_link" text:visited-style-name="Visited_20_Internet_20_Link">Mahalanobis distance in Wikipedia</text:a> </text:p>
            </text:list-item>
            <text:list-item>
              <text:p text:style-name="P78"><text:a xlink:type="simple" xlink:href="https://en.wikipedia.org/wiki/Multivariate_normal_distribution" text:style-name="Internet_20_link" text:visited-style-name="Visited_20_Internet_20_Link">multivariate normal distribution in Wikipedia</text:a> </text:p>
            </text:list-item>
            <text:list-item>
              <text:p text:style-name="P78"><text:a xlink:type="simple" xlink:href="https://en.wikipedia.org/wiki/Mixture_model" text:style-name="Internet_20_link" text:visited-style-name="Visited_20_Internet_20_Link">mixture model in Wikipedia</text:a> </text:p>
            </text:list-item>
            <text:list-item>
              <text:p text:style-name="P78"><text:a xlink:type="simple" xlink:href="https://en.wikipedia.org/wiki/K-means_clustering" text:style-name="Internet_20_link" text:visited-style-name="Visited_20_Internet_20_Link">k-means clustering in Wikipedia</text:a> </text:p>
            </text:list-item>
            <text:list-item>
              <text:p text:style-name="P78"><text:a xlink:type="simple" xlink:href="https://mathworld.wolfram.com/K-MeansClusteringAlgorithm.html" text:style-name="Internet_20_link" text:visited-style-name="Visited_20_Internet_20_Link">k-means clustering in MathWorld</text:a> </text:p>
            </text:list-item>
            <text:list-item>
              <text:p text:style-name="P78"><text:a xlink:type="simple" xlink:href="https://en.wikipedia.org/wiki/Expectation-maximization_algorithm" text:style-name="Internet_20_link" text:visited-style-name="Visited_20_Internet_20_Link">Expectation-Maximisation algorithm in Wikipedia</text:a> </text:p>
            </text:list-item>
            <text:list-item>
              <text:p text:style-name="P78"><text:a xlink:type="simple" xlink:href="https://mathworld.wolfram.com/MaximumLikelihood.html" text:style-name="Internet_20_link" text:visited-style-name="Visited_20_Internet_20_Link">maximum likelihood in MathWorld</text:a> </text:p>
            </text:list-item>
            <text:list-item>
              <text:p text:style-name="P77"><text:a xlink:type="simple" xlink:href="https://en.wikipedia.org/wiki/OpenMP" text:style-name="Internet_20_link" text:visited-style-name="Visited_20_Internet_20_Link">OpenMP in Wikipedia</text:a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3:00:38.364184093</meta:creation-date>
    <dc:date>2025-06-15T03:00:46.217518663</dc:date>
    <meta:editing-duration>PT8S</meta:editing-duration>
    <meta:editing-cycles>1</meta:editing-cycles>
    <meta:document-statistic meta:table-count="12" meta:image-count="0" meta:object-count="0" meta:page-count="21" meta:paragraph-count="938" meta:word-count="5527" meta:character-count="31725" meta:non-whitespace-character-count="26421"/>
    <meta:generator>LibreOffice/7.3.7.2$Linux_X86_64 LibreOffice_project/30$Build-2</meta:generator>
  </office:meta>
</office:document-meta>
</file>